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4.4924in" fo:margin-left="-0.0104in" fo:margin-top="0in" fo:margin-bottom="0in" table:align="left" style:writing-mode="lr-tb"/>
    </style:style>
    <style:style style:name="Table1.A" style:family="table-column">
      <style:table-column-properties style:column-width="0.8861in"/>
    </style:style>
    <style:style style:name="Table1.B" style:family="table-column">
      <style:table-column-properties style:column-width="0.8924in"/>
    </style:style>
    <style:style style:name="Table1.C" style:family="table-column">
      <style:table-column-properties style:column-width="0.8944in"/>
    </style:style>
    <style:style style:name="Table1.D" style:family="table-column">
      <style:table-column-properties style:column-width="1.81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 style:writing-mode="lr-tb"/>
    </style:style>
    <style:style style:name="Table2" style:family="table">
      <style:table-properties style:width="4.6486in" fo:margin-left="-0.0104in" fo:margin-top="0in" fo:margin-bottom="0in" table:align="left" style:writing-mode="lr-tb"/>
    </style:style>
    <style:style style:name="Table2.A" style:family="table-column">
      <style:table-column-properties style:column-width="0.8868in"/>
    </style:style>
    <style:style style:name="Table2.B" style:family="table-column">
      <style:table-column-properties style:column-width="0.8917in"/>
    </style:style>
    <style:style style:name="Table2.C" style:family="table-column">
      <style:table-column-properties style:column-width="0.894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 style:writing-mode="lr-tb"/>
    </style:style>
    <style:style style:name="Table3" style:family="table">
      <style:table-properties style:width="3.7576in" fo:margin-left="-0.0104in" fo:margin-top="0in" fo:margin-bottom="0in" table:align="left" style:writing-mode="lr-tb"/>
    </style:style>
    <style:style style:name="Table3.A" style:family="table-column">
      <style:table-column-properties style:column-width="0.6965in"/>
    </style:style>
    <style:style style:name="Table3.B" style:family="table-column">
      <style:table-column-properties style:column-width="0.8924in"/>
    </style:style>
    <style:style style:name="Table3.C" style:family="table-column">
      <style:table-column-properties style:column-width="0.8944in"/>
    </style:style>
    <style:style style:name="Table3.D" style:family="table-column">
      <style:table-column-properties style:column-width="1.27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 style:writing-mode="lr-tb"/>
    </style:style>
    <style:style style:name="Table4" style:family="table">
      <style:table-properties style:width="5.0549in" fo:margin-left="-0.0104in" fo:margin-top="0in" fo:margin-bottom="0in" table:align="left" style:writing-mode="lr-tb"/>
    </style:style>
    <style:style style:name="Table4.A" style:family="table-column">
      <style:table-column-properties style:column-width="0.6965in"/>
    </style:style>
    <style:style style:name="Table4.B" style:family="table-column">
      <style:table-column-properties style:column-width="0.8931in"/>
    </style:style>
    <style:style style:name="Table4.C" style:family="table-column">
      <style:table-column-properties style:column-width="0.8938in"/>
    </style:style>
    <style:style style:name="Table4.D" style:family="table-column">
      <style:table-column-properties style:column-width="2.571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none" style:writing-mode="lr-tb"/>
    </style:style>
    <style:style style:name="Table5" style:family="table">
      <style:table-properties style:width="4.6042in" fo:margin-left="-0.0104in" fo:margin-top="0in" fo:margin-bottom="0in" table:align="left" style:writing-mode="lr-tb"/>
    </style:style>
    <style:style style:name="Table5.A" style:family="table-column">
      <style:table-column-properties style:column-width="1.4368in"/>
    </style:style>
    <style:style style:name="Table5.B" style:family="table-column">
      <style:table-column-properties style:column-width="0.7313in"/>
    </style:style>
    <style:style style:name="Table5.C" style:family="table-column">
      <style:table-column-properties style:column-width="0.7222in"/>
    </style:style>
    <style:style style:name="Table5.D" style:family="table-column">
      <style:table-column-properties style:column-width="1.713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104in" fo:border="none" style:writing-mode="lr-tb"/>
    </style:style>
    <style:style style:name="P1" style:family="paragraph" style:parent-style-name="Standard">
      <style:paragraph-properties fo:margin-left="0in" fo:margin-right="0in" fo:line-height="116%" fo:text-indent="0in" style:auto-text-indent="false" style:writing-mode="lr-tb"/>
    </style:style>
    <style:style style:name="P2" style:family="paragraph" style:parent-style-name="Standard" style:list-style-name="WWNum1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3" style:family="paragraph" style:parent-style-name="Standard" style:list-style-name="WWNum2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.111in" style:contextual-spacing="false" fo:line-height="116%" fo:text-indent="0in" style:auto-text-indent="false" fo:break-before="page" style:writing-mode="lr-tb"/>
    </style:style>
    <style:style style:name="P5" style:family="paragraph" style:parent-style-name="Standard" style:list-style-name="WWNum3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6" style:family="paragraph" style:parent-style-name="Standard" style:list-style-name="WWNum3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7" style:family="paragraph" style:parent-style-name="Standard" style:list-style-name="WWNum4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8" style:family="paragraph" style:parent-style-name="Standard" style:list-style-name="WWNum4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9" style:family="paragraph" style:parent-style-name="Standard" style:list-style-name="WWNum5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10" style:family="paragraph" style:parent-style-name="Standard" style:list-style-name="WWNum5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11" style:family="paragraph" style:parent-style-name="Standard" style:list-style-name="WWNum6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12" style:family="paragraph" style:parent-style-name="Standard" style:list-style-name="WWNum6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13" style:family="paragraph" style:parent-style-name="Standard" style:list-style-name="WWNum7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14" style:family="paragraph" style:parent-style-name="Standard" style:list-style-name="WWNum7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15" style:family="paragraph" style:parent-style-name="Standard" style:list-style-name="WWNum8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16" style:family="paragraph" style:parent-style-name="Standard" style:list-style-name="WWNum8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17" style:family="paragraph" style:parent-style-name="Standard">
      <style:paragraph-properties fo:margin-left="0in" fo:margin-right="0in" fo:line-height="116%" fo:text-indent="0in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in" fo:margin-right="0in" fo:line-height="116%" fo:text-indent="0in" style:auto-text-indent="false" style:writing-mode="lr-tb"/>
      <style:text-properties fo:font-weight="bold" style:font-weight-asian="bold" style:font-weight-complex="bold" fo:background-color="#ffff00"/>
    </style:style>
    <style:style style:name="P19" style:family="paragraph" style:parent-style-name="Standard" style:list-style-name="WWNum9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20" style:family="paragraph" style:parent-style-name="Standard" style:list-style-name="WWNum10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21" style:family="paragraph" style:parent-style-name="Standard" style:list-style-name="WWNum10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22" style:family="paragraph" style:parent-style-name="Standard" style:list-style-name="WWNum11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23" style:family="paragraph" style:parent-style-name="Standard" style:list-style-name="WWNum11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24" style:family="paragraph" style:parent-style-name="Standard" style:list-style-name="WWNum12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25" style:family="paragraph" style:parent-style-name="Standard" style:list-style-name="WWNum12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26" style:family="paragraph" style:parent-style-name="Standard" style:list-style-name="WWNum13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27" style:family="paragraph" style:parent-style-name="Standard" style:list-style-name="WWNum14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28" style:family="paragraph" style:parent-style-name="Standard" style:list-style-name="WWNum14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29" style:family="paragraph" style:parent-style-name="Standard" style:list-style-name="WWNum15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30" style:family="paragraph" style:parent-style-name="Standard" style:list-style-name="WWNum15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31" style:family="paragraph" style:parent-style-name="Standard" style:list-style-name="WWNum16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32" style:family="paragraph" style:parent-style-name="Standard" style:list-style-name="WWNum16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33" style:family="paragraph" style:parent-style-name="Standard">
      <style:paragraph-properties fo:margin-left="0in" fo:margin-right="0in" fo:line-height="116%" fo:text-indent="0in" style:auto-text-indent="false" style:writing-mode="lr-tb"/>
      <style:text-properties fo:font-size="16pt" fo:font-weight="bold" style:font-size-asian="16pt" style:font-weight-asian="bold" style:font-size-complex="16pt" style:font-weight-complex="bold" fo:background-color="#ffff00"/>
    </style:style>
    <style:style style:name="P34" style:family="paragraph" style:parent-style-name="Standard">
      <style:paragraph-properties fo:margin-left="0in" fo:margin-right="0in" fo:line-height="116%" fo:text-indent="0in" style:auto-text-indent="false" fo:break-before="page" style:writing-mode="lr-tb"/>
      <style:text-properties fo:font-size="16pt" fo:font-weight="bold" style:font-size-asian="16pt" style:font-weight-asian="bold" style:font-size-complex="16pt" style:font-weight-complex="bold" fo:background-color="#ffff00"/>
    </style:style>
    <style:style style:name="P35" style:family="paragraph" style:parent-style-name="Standard" style:list-style-name="WWNum17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36" style:family="paragraph" style:parent-style-name="Standard" style:list-style-name="WWNum18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37" style:family="paragraph" style:parent-style-name="Standard" style:list-style-name="WWNum18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38" style:family="paragraph" style:parent-style-name="Standard" style:list-style-name="WWNum19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39" style:family="paragraph" style:parent-style-name="Standard" style:list-style-name="WWNum19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40" style:family="paragraph" style:parent-style-name="Standard" style:list-style-name="WWNum20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41" style:family="paragraph" style:parent-style-name="Standard" style:list-style-name="WWNum20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42" style:family="paragraph" style:parent-style-name="Standard">
      <style:paragraph-properties fo:margin-left="0in" fo:margin-right="0in" fo:margin-top="0in" fo:margin-bottom="0.111in" style:contextual-spacing="false" fo:line-height="116%" fo:text-indent="0in" style:auto-text-indent="false" style:writing-mode="lr-tb"/>
    </style:style>
    <style:style style:name="P43" style:family="paragraph" style:parent-style-name="Standard" style:list-style-name="WWNum21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44" style:family="paragraph" style:parent-style-name="Standard" style:list-style-name="WWNum22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45" style:family="paragraph" style:parent-style-name="Standard" style:list-style-name="WWNum23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46" style:family="paragraph" style:parent-style-name="Standard" style:list-style-name="WWNum23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47" style:family="paragraph" style:parent-style-name="Standard" style:list-style-name="WWNum24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48" style:family="paragraph" style:parent-style-name="Standard" style:list-style-name="WWNum24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49" style:family="paragraph" style:parent-style-name="Standard" style:list-style-name="WWNum25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50" style:family="paragraph" style:parent-style-name="Standard" style:list-style-name="WWNum25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51" style:family="paragraph" style:parent-style-name="Standard" style:list-style-name="WWNum26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52" style:family="paragraph" style:parent-style-name="Standard" style:list-style-name="WWNum27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53" style:family="paragraph" style:parent-style-name="Standard" style:list-style-name="WWNum28">
      <style:paragraph-properties fo:margin-left="0.5in" fo:margin-right="0in" fo:line-height="116%" fo:text-indent="-0.25in" style:auto-text-indent="false" style:writing-mode="lr-tb">
        <style:tab-stops>
          <style:tab-stop style:position="0.5in"/>
        </style:tab-stops>
      </style:paragraph-properties>
    </style:style>
    <style:style style:name="P54" style:family="paragraph" style:parent-style-name="Standard" style:list-style-name="WWNum28">
      <style:paragraph-properties fo:margin-left="1in" fo:margin-right="0in" fo:line-height="116%" fo:text-indent="-0.25in" style:auto-text-indent="false" style:writing-mode="lr-tb">
        <style:tab-stops>
          <style:tab-stop style:position="1in"/>
        </style:tab-stops>
      </style:paragraph-properties>
    </style:style>
    <style:style style:name="P55" style:family="paragraph" style:parent-style-name="Standard">
      <style:paragraph-properties fo:margin-left="0in" fo:margin-right="0in" fo:line-height="116%" fo:text-indent="0in" style:auto-text-indent="false" style:writing-mode="lr-tb"/>
      <style:text-properties fo:font-weight="bold" style:font-weight-asian="bold" style:font-weight-complex="bold"/>
    </style:style>
    <style:style style:name="T1" style:family="text">
      <style:text-properties fo:background-color="#00ff00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background-color="#ffff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 fo:background-color="#ffff00"/>
    </style:style>
    <style:style style:name="T6" style:family="text">
      <style:text-properties fo:font-family="Aptos" style:font-family-generic="roman" style:font-pitch="variable" fo:language="en" fo:country="US" style:language-asian="en" style:country-asian="US" style:language-complex="ar" style:country-complex="SA"/>
    </style:style>
    <style:style style:name="T7" style:family="text">
      <style:text-properties fo:font-weight="bold" style:font-weight-asian="bold" style:font-weight-complex="bold" fo:background-color="#ffff00"/>
    </style:style>
    <style:style style:name="T8" style:family="text">
      <style:text-properties text:displa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óbáld úgy, hogy a pajzsosok megpróbálják elálni a Hegy útját maximális Védő Taktikát alkalmazva, a lándzsások az ő hátuk mögül szúrkáljanak védett helyzetből. A buzogányos próbáljon a Hegy hátába kerülni.</text:span></text:p>
      <text:p text:style-name="P1">Ebben a szimulációban a Falka tagjai a lehető legszorosabb együttműködésre törekednek a Hegy ellen. A pajzsosok az út elállására és a védelemre fókuszálnak, a lándzsások a pajzsfal mögül szurkálnak, míg a zúzók a megkerüléssel próbálkoznak.</text:p>
      <text:p text:style-name="P1" loext:marker-style-name="T2"><text:span text:style-name="T2">1. Karakterstatisztikák</text:span><text:span text:style-name="T2"/></text:p>
      <text:p text:style-name="P1">1. Csapat: "<text:span text:style-name="T3">A Hegy</text:span>" (Nagymester, 15. szint)</text:p>
      <text:list text:style-name="WWNum1">
        <text:list-item>
          <text:p text:style-name="P2"><text:span text:style-name="T4">ÉP:</text:span> 22. <text:span text:style-name="T4">Vért:</text:span> Legjobb acél lemezvért (100%). <text:span text:style-name="T4">SFÉ:</text:span> 18/21/13/13 (S/V/Z/E).</text:p>
        </text:list-item>
        <text:list-item>
          <text:p text:style-name="P2"><text:span text:style-name="T4">Harcértékek:</text:span> <text:span text:style-name="T4">KÉ:</text:span> 25 | <text:span text:style-name="T4">TÉ:</text:span> 53 | <text:span text:style-name="T4">VÉ:</text:span> 72 (Páncélbónusszal).</text:p>
        </text:list-item>
        <text:list-item>
          <text:p text:style-name="P2"><text:span text:style-name="T4">Fegyver:</text:span> Kétkezes kard (2 penge). <text:span text:style-name="T4">SP:</text:span> k20 + 16.</text:p>
        </text:list-item>
        <text:list-item>
          <text:p text:style-name="P2"><text:span text:style-name="T4">Támadások:</text:span> 3 támadás/kör. <text:span text:style-name="T4">Harckeret:</text:span> 17.</text:p>
        </text:list-item>
        <text:list-item>
          <text:p text:style-name="P2"><text:span text:style-name="T4">Fortélyok:</text:span> Mesterfegyver 3, Merevvértviselet 3, Körkörös harc 1, Daráló 2, Kaszabolás 2.</text:p>
        </text:list-item>
      </text:list>
      <text:p text:style-name="P1">2. Csapat: "<text:span text:style-name="T3">A Falka</text:span>"</text:p>
      <text:list text:style-name="WWNum2">
        <text:list-item>
          <text:p text:style-name="P3"><text:span text:style-name="T4">Tank 1 &amp; 2 (8. szint):</text:span> Nagy pajzs, lemezvért. <text:span text:style-name="T4">VÉ:</text:span> 75 ([Védő taktika]). <text:span text:style-name="T4">TÉ:</text:span> 27. <text:span text:style-name="T4">ÉP:</text:span> 16.</text:p>
        </text:list-item>
        <text:list-item>
          <text:p text:style-name="P3"><text:span text:style-name="T4">Lándzsás 1 &amp; 2 (5. szint):</text:span> Lándzsa (4 penge), láncing. <text:span text:style-name="T4">VÉ:</text:span> 45. <text:span text:style-name="T4">TÉ:</text:span> 30. <text:span text:style-name="T4">ÉP:</text:span> 12. <text:span text:style-name="T4">Helyzet:</text:span> Védett (pajzsfal mögött).</text:p>
        </text:list-item>
        <text:list-item>
          <text:p text:style-name="P3"><text:span text:style-name="T4">Zúzó 1 &amp; 2 (8. szint):</text:span> Kétkezes buzogány, lemezvért. <text:span text:style-name="T4">VÉ:</text:span> 52. <text:span text:style-name="T4">TÉ:</text:span> 36. <text:span text:style-name="T4">ÉP:</text:span> 16. <text:span text:style-name="T4">SP:</text:span> k20+12.</text:p>
        </text:list-item>
      </text:list>
      <text:p text:style-name="P1">-------------------------------------------------------------------------------- </text:p>
      <text:p text:style-name="P1"/>
      <text:p text:style-name="P4" loext:marker-style-name="T2"><text:span text:style-name="T2">2. A Harc Menete</text:span><text:span text:style-name="T2"/></text:p>
      <text:p text:style-name="P1" loext:marker-style-name="T2"><text:span text:style-name="T5">1. Kör</text:span><text:span text:style-name="T5"/></text:p>
      <text:p text:style-name="P1"><text:span text:style-name="T4">Kezdeményezés:</text:span> Hegy (37) → Zúzók (26) → Tankok (24) → Lándzsások (22).</text:p>
      <text:p text:style-name="P1">1. Támadási Fázis (Mindenki 1. támadása)</text:p>
      <text:list text:style-name="WWNum3">
        <text:list-item>
          <text:p text:style-name="P5"><text:span text:style-name="T4">A Hegy:</text:span> Megpróbál áttörni a pajzsfalon (<text:span text:style-name="T4">[Lovas áttöréshez hasonló gyalogos manőver]</text:span>).</text:p>
          <text:list>
            <text:list-item>
              <text:p text:style-name="P6"><text:span text:style-name="T4">Végrehajtás:</text:span> TÉ 53 + 4 + k20(10) = 67 vs Tank 1 VÉ 75. <text:span text:style-name="T4">Sikertelen.</text:span></text:p>
            </text:list-item>
            <text:list-item>
              <text:p text:style-name="P6"><text:span text:style-name="T4">VÉ csökkenés:</text:span> 1 + k20T(1) = 2. Tank 1 VÉ: 73. A Hegy elakad a pajzsokban.</text:p>
            </text:list-item>
          </text:list>
        </text:list-item>
        <text:list-item>
          <text:p text:style-name="P5"><text:span text:style-name="T4">Zúzó 1:</text:span> <text:span text:style-name="T4">[Mögékerülés Manőver]</text:span> (Nehézség: 6).</text:p>
          <text:list>
            <text:list-item>
              <text:p text:style-name="P6">Ellenpróba: Manőver Alap (3) + k10(8) = 11 vs Hegy (4) + N(6) = 10. <text:span text:style-name="T4">Siker!</text:span> Zúzó 1 a hátába kerül.</text:p>
            </text:list-item>
          </text:list>
        </text:list-item>
        <text:list-item>
          <text:p text:style-name="P5"><text:span text:style-name="T4">Tank 1 &amp; 2:</text:span> Tartják a pajzsfalat, elállják az utat. Sikertelen támadások.</text:p>
          <text:list>
            <text:list-item>
              <text:p text:style-name="P6"><text:span text:style-name="T4">VÉ csökkenés:</text:span> 2x2 = 4 levonás. <text:span text:style-name="T4">Hegy VÉ: 68</text:span>.</text:p>
            </text:list-item>
          </text:list>
        </text:list-item>
        <text:list-item>
          <text:p text:style-name="P5"><text:span text:style-name="T4">Lándzsás 1 &amp; 2:</text:span> A pajzsok felett/között szúrnak ki. <text:span text:style-name="T4">[Pengeelőnyben]</text:span> vannak (4 vs 2).</text:p>
          <text:list>
            <text:list-item>
              <text:p text:style-name="P6">Dobások: TÉ 30 + k20(14) = 44 vs Hegy VÉ 68. <text:span text:style-name="T4">Sikertelen.</text:span></text:p>
            </text:list-item>
            <text:list-item>
              <text:p text:style-name="P6"><text:span text:style-name="T4">VÉ csökkenés (Pengeelőny):</text:span> 2x(2 + k20T(1)) = 6. <text:span text:style-name="T4">Hegy VÉ: 62</text:span>.</text:p>
            </text:list-item>
          </text:list>
        </text:list-item>
        <text:list-item>
          <text:p text:style-name="P5"><text:span text:style-name="T4">Zúzó 2:</text:span> Mögékerülés (N6). Ellenpróba: 3 + k10(2) = 5 vs 10. <text:span text:style-name="T4">Kudarc.</text:span></text:p>
        </text:list-item>
      </text:list>
      <text:p text:style-name="P1">2. Támadási Fázis (Hegy 2. támadása)</text:p>
      <text:list text:style-name="WWNum4">
        <text:list-item>
          <text:p text:style-name="P7"><text:span text:style-name="T4">A Hegy:</text:span> Megérzi a hátában a Zúzó 1-et (<text:span text:style-name="T4">Körkörös harc</text:span>). Hátrafordul és lesújt.</text:p>
          <text:list>
            <text:list-item>
              <text:p text:style-name="P8">Dobás: TÉ 49 (53-4) + k20(18) = 67 vs Zúzó 1 VÉ 52. <text:span text:style-name="T4">Talált!</text:span> (+15 diff = <text:span text:style-name="T4">+6 SP</text:span>).</text:p>
            </text:list-item>
            <text:list-item>
              <text:p text:style-name="P8">Sebzés: k20(11) + 16 + 6 = 33 SP.</text:p>
            </text:list-item>
            <text:list-item>
              <text:p text:style-name="P8">Páncéldobás (Zúzó 1): k10(4) = Véd. SFÉ (Vágó): 18.</text:p>
            </text:list-item>
            <text:list-item>
              <text:p text:style-name="P8">Maradék SP: 15. Sebzés táblázat: <text:span text:style-name="T4">5 ÉP</text:span>. <text:span text:style-name="T4">Zúzó 1 SÉRÜLT.</text:span></text:p>
            </text:list-item>
          </text:list>
        </text:list-item>
      </text:list>
      <text:p text:style-name="P1">3. Támadási Fázis (Hegy 3. támadása)</text:p>
      <text:list text:style-name="WWNum5">
        <text:list-item>
          <text:p text:style-name="P9"><text:span text:style-name="T4">A Hegy:</text:span> Visszafordul a Tank 1 felé, megpróbálja beszorítani.</text:p>
          <text:list>
            <text:list-item>
              <text:p text:style-name="P10">Dobás: TÉ 49 + k20(12) = 61 vs Tank 1 VÉ 73. <text:span text:style-name="T4">Sikertelen.</text:span></text:p>
            </text:list-item>
            <text:list-item>
              <text:p text:style-name="P10">VÉ csökkenés: 2. Tank 1 VÉ: 71.</text:p>
            </text:list-item>
          </text:list>
        </text:list-item>
      </text:list>
      <text:p text:style-name="P1">-------------------------------------------------------------------------------- </text:p>
      <text:p text:style-name="P1" loext:marker-style-name="T2"><text:span text:style-name="T5">2. Kör</text:span><text:span text:style-name="T5"/></text:p>
      <text:p text:style-name="P1"><text:span text:style-name="T4">Kezdeményezés:</text:span> Hegy (40) → Falka (17-33). <text:span text:style-name="T4">Hegy VÉ: 62.</text:span></text:p>
      <text:p text:style-name="P1">1. Támadási Fázis</text:p>
      <text:list text:style-name="WWNum6">
        <text:list-item>
          <text:p text:style-name="P11"><text:span text:style-name="T4">A Hegy:</text:span> Ismét a pajzsfalra ront. <text:span text:style-name="T4">[Pajzsrongálás manőver]</text:span> (N6).</text:p>
          <text:list>
            <text:list-item>
              <text:p text:style-name="P12"><text:span text:style-name="T4">Végrehajtás:</text:span> TÉ 53 + 4 + k20(19!) = 76 vs Tank 1 VÉ 71. <text:span text:style-name="T4">Sikeres!</text:span></text:p>
            </text:list-item>
            <text:list-item>
              <text:p text:style-name="P12"><text:span text:style-name="T4">Ellenpróba:</text:span> Alap 4 + k10(9) = 13 vs Tank 1 (3) + N6 = 9. <text:span text:style-name="T4">Siker!</text:span></text:p>
            </text:list-item>
            <text:list-item>
              <text:p text:style-name="P12"><text:span text:style-name="T4">Hatás:</text:span> Sebzés: k20(15) + 16 = 31 SP. A Tank 1 pajzsának VÉ-je (Vágó 1:4) <text:span text:style-name="T4">-7 ponttal csökken</text:span>. Tank 1 VÉ: 64.</text:p>
            </text:list-item>
          </text:list>
        </text:list-item>
        <text:list-item>
          <text:p text:style-name="P11"><text:span text:style-name="T4">Zúzó 1 (Sérült, hátul):</text:span> <text:span text:style-name="T4">Támadó taktikával</text:span> sújt le.</text:p>
          <text:list>
            <text:list-item>
              <text:p text:style-name="P12">Dobás: TÉ 39 + k20(18) = 57 vs Hegy VÉ 62. <text:span text:style-name="T4">Sikertelen.</text:span></text:p>
            </text:list-item>
            <text:list-item>
              <text:p text:style-name="P12">VÉ csökkenés: 2. <text:span text:style-name="T4">Hegy VÉ: 60</text:span>.</text:p>
            </text:list-item>
          </text:list>
        </text:list-item>
        <text:list-item>
          <text:p text:style-name="P11"><text:span text:style-name="T4">Tank 1 &amp; 2:</text:span> Próbálják tartani a rendet a megrepedt pajzs mögött. Sikertelenek.</text:p>
          <text:list>
            <text:list-item>
              <text:p text:style-name="P12">VÉ csökkenés: 4. <text:span text:style-name="T4">Hegy VÉ: 56</text:span>.</text:p>
            </text:list-item>
          </text:list>
        </text:list-item>
        <text:list-item>
          <text:p text:style-name="P11"><text:soft-page-break/><text:span text:style-name="T4">Lándzsások:</text:span> Pajzs mögül szurkálnak.</text:p>
          <text:list>
            <text:list-item>
              <text:p text:style-name="P12">Dobás: TÉ 30 + k20(20!) = 50 vs Hegy VÉ 56. <text:span text:style-name="T4">Sikertelen.</text:span></text:p>
            </text:list-item>
            <text:list-item>
              <text:p text:style-name="P12">VÉ csökkenés: 2x(2+k20T(2)) = 8. <text:span text:style-name="T4">Hegy VÉ: 48</text:span>.</text:p>
            </text:list-item>
          </text:list>
        </text:list-item>
        <text:list-item>
          <text:p text:style-name="P11"><text:span text:style-name="T4">Zúzó 2:</text:span> Mögékerülés (N6). <text:span text:style-name="T4">Siker!</text:span> Most már ketten vannak a hátában.</text:p>
        </text:list-item>
      </text:list>
      <text:p text:style-name="P1">2. Támadási Fázis</text:p>
      <text:list text:style-name="WWNum7">
        <text:list-item>
          <text:p text:style-name="P13"><text:span text:style-name="T4">A Hegy:</text:span> Érzi a Védelme gyors fogyását, vad forgásba kezd (<text:span text:style-name="T4">Daráló</text:span>). Zúzó 1 ellen.</text:p>
          <text:list>
            <text:list-item>
              <text:p text:style-name="P14">Dobás: TÉ 50 (53-3 Daráló miatt) + k20(14) = 64 vs Zúzó 1 VÉ 46 (taktika miatt). <text:span text:style-name="T4">Talált!</text:span> (+18 diff = <text:span text:style-name="T4">+8 SP</text:span>).</text:p>
            </text:list-item>
            <text:list-item>
              <text:p text:style-name="P14">Sebzés: k20(15) + 16 + 8 = 39 SP. Páncél (90%): k10(9) = <text:span text:style-name="T4">Nem véd!</text:span>.</text:p>
            </text:list-item>
            <text:list-item>
              <text:p text:style-name="P14"><text:span text:style-name="T4">Eredmény:</text:span> 39 SP = <text:span text:style-name="T4">24 ÉP</text:span>. <text:span text:style-name="T4">Zúzó 1 HALOTT.</text:span></text:p>
            </text:list-item>
            <text:list-item>
              <text:p text:style-name="P14"><text:span text:style-name="T4">[Kaszabolás] bónusz:</text:span> Azonnali csapás a másik hátul lévőre (Zúzó 2).</text:p>
            </text:list-item>
            <text:list-item>
              <text:p text:style-name="P14">Dobás: TÉ 49 + k20(13) = 62 vs VÉ 52. <text:span text:style-name="T4">Talált!</text:span> (+10 diff = +4 SP).</text:p>
            </text:list-item>
            <text:list-item>
              <text:p text:style-name="P14">Páncél (90%): k10(2) = Véd. SFÉ (Vágó): 21. Maradék SP: 19.</text:p>
            </text:list-item>
            <text:list-item>
              <text:p text:style-name="P14"><text:span text:style-name="T4">Eredmény:</text:span> 19 SP = <text:span text:style-name="T4">8 ÉP.</text:span> <text:span text:style-name="T4">Zúzó 2 SÚLYOSAN SÉRÜLT.</text:span></text:p>
            </text:list-item>
          </text:list>
        </text:list-item>
      </text:list>
      <text:p text:style-name="P1">3. Támadási Fázis</text:p>
      <text:list text:style-name="WWNum8">
        <text:list-item>
          <text:p text:style-name="P15"><text:span text:style-name="T4">A Hegy:</text:span> Befejezi a munkát a hátában. Zúzó 2 ellen.</text:p>
          <text:list>
            <text:list-item>
              <text:p text:style-name="P16">Dobás: TÉ 50 + k20(11) = 61 vs VÉ 52. <text:span text:style-name="T4">Talált!</text:span></text:p>
            </text:list-item>
            <text:list-item>
              <text:p text:style-name="P16">Páncél: k10(10) = <text:span text:style-name="T4">Nem véd!</text:span></text:p>
            </text:list-item>
            <text:list-item>
              <text:p text:style-name="P16">Sebzés: 34 SP = <text:span text:style-name="T4">19 ÉP.</text:span> <text:span text:style-name="T4">Zúzó 2 HALOTT.</text:span></text:p>
            </text:list-item>
          </text:list>
        </text:list-item>
      </text:list>
      <text:p text:style-name="P1">-------------------------------------------------------------------------------- </text:p>
      <text:p text:style-name="P1">Statisztikai Összegzés a 2. kör végé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<text:span text:style-name="T4">Karakter</text:span></text:p>
          </table:table-cell>
          <table:table-cell table:style-name="Table1.A1" office:value-type="string">
            <text:p text:style-name="P17"><text:span text:style-name="T4">Aktuális ÉP</text:span></text:p>
          </table:table-cell>
          <table:table-cell table:style-name="Table1.A1" office:value-type="string">
            <text:p text:style-name="P17"><text:span text:style-name="T4">Aktuális VÉ</text:span></text:p>
          </table:table-cell>
          <table:table-cell table:style-name="Table1.A1" office:value-type="string">
            <text:p text:style-name="P17"><text:span text:style-name="T4">Státusz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A Hegy</text:span></text:p>
          </table:table-cell>
          <table:table-cell table:style-name="Table1.A1" office:value-type="string">
            <text:p text:style-name="P1"><text:span text:style-name="T4">22/22</text:span></text:p>
          </table:table-cell>
          <table:table-cell table:style-name="Table1.A1" office:value-type="string">
            <text:p text:style-name="P1">48</text:p>
          </table:table-cell>
          <table:table-cell table:style-name="Table1.A1" office:value-type="string">
            <text:p text:style-name="P1">Ép, Nagymester</text:p>
          </table:table-cell>
        </table:table-row>
        <table:table-row table:style-name="Table1.1">
          <table:table-cell table:style-name="Table1.A1" office:value-type="string">
            <text:p text:style-name="P1"><text:span text:style-name="T4">Tank 1</text:span></text:p>
          </table:table-cell>
          <table:table-cell table:style-name="Table1.A1" office:value-type="string">
            <text:p text:style-name="P1">16/16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Pajzsa megrepedt (-7 VÉ)</text:p>
          </table:table-cell>
        </table:table-row>
        <table:table-row table:style-name="Table1.1">
          <table:table-cell table:style-name="Table1.A1" office:value-type="string">
            <text:p text:style-name="P1"><text:span text:style-name="T4">Tank 2</text:span></text:p>
          </table:table-cell>
          <table:table-cell table:style-name="Table1.A1" office:value-type="string">
            <text:p text:style-name="P1">16/16</text:p>
          </table:table-cell>
          <table:table-cell table:style-name="Table1.A1" office:value-type="string">
            <text:p text:style-name="P1">75</text:p>
          </table:table-cell>
          <table:table-cell table:style-name="Table1.A1" office:value-type="string">
            <text:p text:style-name="P1">Védő Taktika</text:p>
          </table:table-cell>
        </table:table-row>
        <table:table-row table:style-name="Table1.1">
          <table:table-cell table:style-name="Table1.A1" office:value-type="string">
            <text:p text:style-name="P1"><text:span text:style-name="T4">Lándzsás 1</text:span></text:p>
          </table:table-cell>
          <table:table-cell table:style-name="Table1.A1" office:value-type="string">
            <text:p text:style-name="P1">12/12</text:p>
          </table:table-cell>
          <table:table-cell table:style-name="Table1.A1" office:value-type="string">
            <text:p text:style-name="P1">45</text:p>
          </table:table-cell>
          <table:table-cell table:style-name="Table1.A1" office:value-type="string">
            <text:p text:style-name="P1">Védett (Pajzsfal mögött)</text:p>
          </table:table-cell>
        </table:table-row>
        <table:table-row table:style-name="Table1.1">
          <table:table-cell table:style-name="Table1.A1" office:value-type="string">
            <text:p text:style-name="P1"><text:span text:style-name="T4">Lándzsás 2</text:span></text:p>
          </table:table-cell>
          <table:table-cell table:style-name="Table1.A1" office:value-type="string">
            <text:p text:style-name="P1">12/12</text:p>
          </table:table-cell>
          <table:table-cell table:style-name="Table1.A1" office:value-type="string">
            <text:p text:style-name="P1">45</text:p>
          </table:table-cell>
          <table:table-cell table:style-name="Table1.A1" office:value-type="string">
            <text:p text:style-name="P1">Védett (Pajzsfal mögött)</text:p>
          </table:table-cell>
        </table:table-row>
        <table:table-row table:style-name="Table1.1">
          <table:table-cell table:style-name="Table1.A1" office:value-type="string">
            <text:p text:style-name="P1"><text:span text:style-name="T4">Zúzó 1</text:span></text:p>
          </table:table-cell>
          <table:table-cell table:style-name="Table1.A1" office:value-type="string">
            <text:p text:style-name="P1"><text:span text:style-name="T4">-13</text:span>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<text:span text:style-name="T4">HALOTT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Zúzó 2</text:span></text:p>
          </table:table-cell>
          <table:table-cell table:style-name="Table1.A1" office:value-type="string">
            <text:p text:style-name="P1"><text:span text:style-name="T4">-14</text:span>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<text:span text:style-name="T4">HALOTT</text:span></text:p>
          </table:table-cell>
        </table:table-row>
      </table:table>
      <text:p text:style-name="P1"><text:span text:style-name="T4">Konklúzió:</text:span> A lándzsások és tankok taktikája rendkívül hatékony volt a Hegy <text:span text:style-name="T4">Védő Értékének</text:span> lefaragásában (72 → 48 két kör alatt). Azonban a Hegy lemezvértje miatt a Falka sebet ejteni szinte képtelen. A Hegy a fázisokat és a <text:span text:style-name="T4">Kaszabolás</text:span> fortélyt kihasználva a 2. kör végére teljesen megtisztította a hátát, így a következő körben már minden erejével a pajzsfal áttörésére koncentrálhat. A lándzsások biztonsága addig tart, amíg a Tankok bírják a lemezeket roncsoló csapásokat. Folytassuk a 3. körrel, ahol a Hegy megpróbálja <text:span text:style-name="T4">átgázolni</text:span> a meggyengült pajzsú Tank 1-et?</text:p>
      <text:p text:style-name="P1"><text:span text:style-name="T1">Folytassuk a 3. körrel</text:span></text:p>
      <text:p text:style-name="P1">Íme a harc folytatása a <text:span text:style-name="T4">3. körrel</text:span>. A Hegy teljes lemezvértben harcol a Falka maradék négy tagja (két pajzsos lovag és két lándzsás) ellen. A lándzsások a Tankok mögött, védett pozícióban szurkálnak, míva a Hegy megpróbál átgázolni a sorfalon. A harc a <text:a xlink:type="simple" xlink:href="https://notebooklm.google.com/063_01_harci_kor.md" office:target-frame-name="_blank" xlink:show="new" text:style-name="Internet_20_link" text:visited-style-name="Visited_20_Internet_20_Link"><text:span text:style-name="Internet_20_link"><text:span text:style-name="T6">támadási fázisokra osztott sorrendet</text:span></text:span></text:a> követi.</text:p>
      <text:p text:style-name="P18" loext:marker-style-name="T7"/>
      <text:p text:style-name="P4" loext:marker-style-name="T2"><text:span text:style-name="T5">3. Kör</text:span><text:span text:style-name="T5"/></text:p>
      <text:p text:style-name="P1">Kezdeményezési fázis (k20 + KÉ)</text:p>
      <text:list text:style-name="WWNum9">
        <text:list-item>
          <text:p text:style-name="P19"><text:span text:style-name="T4">A Hegy:</text:span> 25 + k20(15) = <text:span text:style-name="T4">40</text:span></text:p>
        </text:list-item>
        <text:list-item>
          <text:p text:style-name="P19"><text:span text:style-name="T4">Tank 2:</text:span> 15 + k20(10) = <text:span text:style-name="T4">25</text:span></text:p>
        </text:list-item>
        <text:list-item>
          <text:p text:style-name="P19"><text:span text:style-name="T4">Lándzsás 1:</text:span> 12 + k20(12) = <text:span text:style-name="T4">24</text:span></text:p>
        </text:list-item>
        <text:list-item>
          <text:p text:style-name="P19"><text:span text:style-name="T4">Tank 1:</text:span> 15 + k20(7) = <text:span text:style-name="T4">22</text:span></text:p>
        </text:list-item>
        <text:list-item>
          <text:p text:style-name="P19"><text:span text:style-name="T4">Lándzsás 2:</text:span> 12 + k20(6) = <text:span text:style-name="T4">18</text:span></text:p>
        </text:list-item>
      </text:list>
      <text:p text:style-name="P1"><text:span text:style-name="T4">Sorrend:</text:span> Hegy → Tank 2 → Lándzsás 1 → Tank 1 → Lándzsás 2.</text:p>
      <text:p text:style-name="P1">-------------------------------------------------------------------------------- </text:p>
      <text:p text:style-name="P1">1. Támadási Fázis (Mindenki 1. támadása)</text:p>
      <text:list text:style-name="WWNum10">
        <text:list-item>
          <text:p text:style-name="P20"><text:span text:style-name="T4">A Hegy (1. támadás):</text:span> Megpróbálja átgázolni a sorfalat, konkrét célpontja a meggyengült pajzsú Tank 1. <text:a xlink:type="simple" xlink:href="https://notebooklm.google.com/066_05_altalanos_manoverek.md#lábsöprés--öklelés" office:target-frame-name="_blank" xlink:show="new" text:style-name="Internet_20_link" text:visited-style-name="Visited_20_Internet_20_Link"><text:span text:style-name="Internet_20_link"><text:span text:style-name="T6">Lábsöprés / Öklelés Manővert</text:span></text:span></text:a> alkalmaz.</text:p>
          <text:list>
            <text:list-item>
              <text:p text:style-name="P21"><text:span text:style-name="T4">Végrehajtás (V):</text:span> TÉ 53 + 4 (bónusz) + k20(14) = 71 vs Tank 1 VÉ 64. <text:span text:style-name="T4">Sikeres!</text:span></text:p>
            </text:list-item>
            <text:list-item>
              <text:p text:style-name="P21"><text:span text:style-name="T4">Ellenpróba (E):</text:span> Hegy Alap (6) + k10(8) = 14. Célszám: Tank 1 Alap (3) + Nehéz nehézség (8) = 11. <text:span text:style-name="T4">Siker!</text:span></text:p>
            </text:list-item>
            <text:list-item>
              <text:p text:style-name="P21"><text:span text:style-name="T4">Hatás:</text:span> Tank 1 a földre zuhan, <text:a xlink:type="simple" xlink:href="https://notebooklm.google.com/065_01_05_fizikai_helyzetek.md#földön-fekve" office:target-frame-name="_blank" xlink:show="new" text:style-name="Internet_20_link" text:visited-style-name="Visited_20_Internet_20_Link"><text:span text:style-name="Internet_20_link"><text:span text:style-name="T6">Földön fekve</text:span></text:span></text:a> státuszba kerül.</text:p>
            </text:list-item>
          </text:list>
        </text:list-item>
        <text:list-item>
          <text:p text:style-name="P20"><text:span text:style-name="T4">Tank 2 (1. támadás):</text:span> Tartja a pozíciót <text:span text:style-name="T4">Védő taktikában</text:span>.</text:p>
          <text:list>
            <text:list-item>
              <text:p text:style-name="P21">Dobás: TÉ 27 + k20(15) = 42 vs Hegy VÉ 48. <text:span text:style-name="T4">Sikertelen.</text:span></text:p>
            </text:list-item>
            <text:list-item>
              <text:p text:style-name="P21"><text:span text:style-name="T4">VÉ csökkenés (Alappenge):</text:span> 1 + k20T(1) = <text:span text:style-name="T4">2 VÉ levonás</text:span>. <text:span text:style-name="T4">Hegy aktuális VÉ: 46</text:span>.</text:p>
            </text:list-item>
          </text:list>
        </text:list-item>
        <text:list-item>
          <text:p text:style-name="P20"><text:span text:style-name="T4">Lándzsás 1 (1. támadás):</text:span> A pajzs mellől szúr ki <text:a xlink:type="simple" xlink:href="https://notebooklm.google.com/065_01_04_fegyver_harci_helyzetek.md#pengeelőny" office:target-frame-name="_blank" xlink:show="new" text:style-name="Internet_20_link" text:visited-style-name="Visited_20_Internet_20_Link"><text:span text:style-name="Internet_20_link"><text:span text:style-name="T6">Pengeelőnyből</text:span></text:span></text:a>.</text:p>
          <text:list>
            <text:list-item>
              <text:p text:style-name="P21">Dobás: TÉ 30 + k20(17) = 47 vs Hegy VÉ 46. <text:span text:style-name="T4">TALÁLT!</text:span> (+1 különbség).</text:p>
            </text:list-item>
            <text:list-item>
              <text:p text:style-name="P21"><text:span text:style-name="T4">Sebzés:</text:span> k20(12) + 2 = <text:span text:style-name="T4">14 SP (Szúró)</text:span>.</text:p>
            </text:list-item>
            <text:list-item>
              <text:p text:style-name="P21"><text:span text:style-name="T4">Páncéldobás (Hegy 100%):</text:span> Automatikusan véd a lemezvért.</text:p>
            </text:list-item>
            <text:list-item>
              <text:p text:style-name="P21"><text:span text:style-name="T4">SFÉ levonás:</text:span> 14 SP - 18 SFÉ = <text:span text:style-name="T4">0 SP</text:span>. A páncél felfogta a szúrást.</text:p>
            </text:list-item>
            <text:list-item>
              <text:p text:style-name="P21"><text:span text:style-name="T4">VÉ csökkenés találatnál:</text:span> A találat fixen <text:span text:style-name="T4">-3 VÉ</text:span>. <text:span text:style-name="T4">Hegy aktuális VÉ: 43</text:span>.</text:p>
            </text:list-item>
          </text:list>
        </text:list-item>
        <text:list-item>
          <text:p text:style-name="P20"><text:span text:style-name="T4">Tank 1 (1. támadás):</text:span> Megpróbál felállni a földről <text:a xlink:type="simple" xlink:href="https://notebooklm.google.com/066_05_altalanos_manoverek.md#felállás-földről" office:target-frame-name="_blank" xlink:show="new" text:style-name="Internet_20_link" text:visited-style-name="Visited_20_Internet_20_Link"><text:span text:style-name="Internet_20_link"><text:span text:style-name="T6">Felállás földről Manőverrel</text:span></text:span></text:a>.</text:p>
          <text:list>
            <text:list-item>
              <text:p text:style-name="P21"><text:span text:style-name="T4">Megakasztás (M):</text:span> A Hegy azonnal lecsap a földön lévő lovagra. TÉ 53 + k20(10) = 63 vs Tank 1 aktuális VÉ 64. <text:span text:style-name="T4">Sikertelen Megakasztás!</text:span></text:p>
            </text:list-item>
            <text:list-item>
              <text:p text:style-name="P21"><text:span text:style-name="T4">Ellenpróba (E):</text:span> Tank 1 Alap (3) + k10(4) = 7. Célszám: Hegy (6) + N(6) = 12. <text:span text:style-name="T4">Sikertelen.</text:span> Tank 1 a földön marad.</text:p>
            </text:list-item>
          </text:list>
        </text:list-item>
        <text:list-item>
          <text:p text:style-name="P20"><text:span text:style-name="T4">Lándzsás 2 (1. támadás):</text:span> Másik oldalról szúr ki.</text:p>
          <text:list>
            <text:list-item>
              <text:p text:style-name="P21">Dobás: TÉ 30 + k20(19!) = 49 vs Hegy VÉ 43. <text:span text:style-name="T4">TALÁLT!</text:span> (+6 diff = <text:span text:style-name="T4">+2 SP</text:span>).</text:p>
            </text:list-item>
            <text:list-item>
              <text:p text:style-name="P21"><text:span text:style-name="T4">Sebzés (Előny+1):</text:span> k20(14, 18 -&gt; 18) + 2 + 2 = <text:span text:style-name="T4">22 SP (Szúró)</text:span>.</text:p>
            </text:list-item>
            <text:list-item>
              <text:p text:style-name="P21"><text:span text:style-name="T4">SFÉ levonás:</text:span> 22 SP - 18 SFÉ = <text:span text:style-name="T4">4 SP</text:span>.</text:p>
            </text:list-item>
            <text:list-item>
              <text:p text:style-name="P21"><text:span text:style-name="T4">ÉP Sebzés:</text:span> A 4 SP a táblázat alapján <text:span text:style-name="T4">1 ÉP</text:span> sebet okoz a Hegynek.</text:p>
            </text:list-item>
            <text:list-item>
              <text:p text:style-name="P21"><text:span text:style-name="T4">VÉ csökkenés találatnál:</text:span> További <text:span text:style-name="T4">-3 VÉ</text:span>. <text:span text:style-name="T4">Hegy aktuális VÉ: 40</text:span>.</text:p>
            </text:list-item>
          </text:list>
        </text:list-item>
      </text:list>
      <text:p text:style-name="P1">-------------------------------------------------------------------------------- </text:p>
      <text:p text:style-name="P1">2. Támadási Fázis (Hegy 2. támadása)</text:p>
      <text:list text:style-name="WWNum11">
        <text:list-item>
          <text:p text:style-name="P22"><text:span text:style-name="T4">A Hegy:</text:span> Mivel Tank 1 a földön van, a Hegy átlép rajta és lesújt a védtelenül maradt Lándzsás 1-re.</text:p>
          <text:list>
            <text:list-item>
              <text:p text:style-name="P23"><text:soft-page-break/>Dobás: TÉ 49 (53-4) + k20(15) = 64 vs Lándzsás 1 VÉ 45. <text:span text:style-name="T4">TALÁLT!</text:span> (+19 diff = <text:span text:style-name="T4">+6 SP</text:span>).</text:p>
            </text:list-item>
            <text:list-item>
              <text:p text:style-name="P23"><text:span text:style-name="T4">Sebzés:</text:span> k20(11) + 16 + 6 = <text:span text:style-name="T4">33 SP (Vágó)</text:span>.</text:p>
            </text:list-item>
            <text:list-item>
              <text:p text:style-name="P23"><text:span text:style-name="T4">Páncéldobás (Lándzsás 70%):</text:span> k10(8) = <text:span text:style-name="T4">Nem véd!</text:span></text:p>
            </text:list-item>
            <text:list-item>
              <text:p text:style-name="P23"><text:span text:style-name="T4">ÉP Sebzés:</text:span> A 33 SP a táblázat alapján <text:span text:style-name="T4">19 ÉP</text:span> sebet okoz.</text:p>
            </text:list-item>
            <text:list-item>
              <text:p text:style-name="P23"><text:span text:style-name="T4">Eredmény: Lándzsás 1 HALOTT (-7/12 ÉP).</text:span></text:p>
            </text:list-item>
          </text:list>
        </text:list-item>
        <text:list-item>
          <text:p text:style-name="P22"><text:span text:style-name="T4">Kaszabolás (Soron kívüli bónusz):</text:span> A Hegy lendületből továbbfordul Lándzsás 2 felé.</text:p>
          <text:list>
            <text:list-item>
              <text:p text:style-name="P23">Dobás: TÉ 45 (49-4) + k20(18) = 63 vs VÉ 45. <text:span text:style-name="T4">TALÁLT!</text:span> (+18 diff = <text:span text:style-name="T4">+6 SP</text:span>).</text:p>
            </text:list-item>
            <text:list-item>
              <text:p text:style-name="P23"><text:span text:style-name="T4">Sebzés:</text:span> k20(14) + 16 + 6 = <text:span text:style-name="T4">36 SP</text:span>.</text:p>
            </text:list-item>
            <text:list-item>
              <text:p text:style-name="P23"><text:span text:style-name="T4">Páncéldobás (70%):</text:span> k10(4) = <text:span text:style-name="T4">Véd a láncing.</text:span> SFÉ: 13.</text:p>
            </text:list-item>
            <text:list-item>
              <text:p text:style-name="P23"><text:span text:style-name="T4">ÉP Sebzés:</text:span> 36 SP - 13 SFÉ = 23 SP → <text:span text:style-name="T4">11 ÉP</text:span>.</text:p>
            </text:list-item>
            <text:list-item>
              <text:p text:style-name="P23"><text:span text:style-name="T4">Eredmény: Lándzsás 2 HALDOKLIK (1/12 ÉP).</text:span></text:p>
            </text:list-item>
          </text:list>
        </text:list-item>
      </text:list>
      <text:p text:style-name="P1">-------------------------------------------------------------------------------- </text:p>
      <text:p text:style-name="P1">3. Támadási Fázis (Hegy 3. támadása)</text:p>
      <text:list text:style-name="WWNum12">
        <text:list-item>
          <text:p text:style-name="P24"><text:span text:style-name="T4">A Hegy:</text:span> Befejezi a munkát a súlyosan sérült Lándzsás 2-n.</text:p>
          <text:list>
            <text:list-item>
              <text:p text:style-name="P25">Dobás: TÉ 45 + k20(10) = 55 vs VÉ 45. <text:span text:style-name="T4">TALÁLT!</text:span></text:p>
            </text:list-item>
            <text:list-item>
              <text:p text:style-name="P25"><text:span text:style-name="T4">Sebzés:</text:span> k20(15) + 16 = 31 SP. Páncél nélkül (haldokló ellen már nem számoljuk) ez <text:span text:style-name="T4">19 ÉP</text:span>.</text:p>
            </text:list-item>
            <text:list-item>
              <text:p text:style-name="P25"><text:span text:style-name="T4">Eredmény: Lándzsás 2 HALOTT.</text:span></text:p>
            </text:list-item>
          </text:list>
        </text:list-item>
      </text:list>
      <text:p text:style-name="P1">-------------------------------------------------------------------------------- </text:p>
      <text:p text:style-name="P1">Statisztikai Összegzés a 3. kör végé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<text:span text:style-name="T4">Karakter</text:span></text:p>
          </table:table-cell>
          <table:table-cell table:style-name="Table2.A1" office:value-type="string">
            <text:p text:style-name="P17"><text:span text:style-name="T4">Aktuális ÉP</text:span></text:p>
          </table:table-cell>
          <table:table-cell table:style-name="Table2.A1" office:value-type="string">
            <text:p text:style-name="P17"><text:span text:style-name="T4">Aktuális VÉ</text:span></text:p>
          </table:table-cell>
          <table:table-cell table:style-name="Table2.A1" office:value-type="string">
            <text:p text:style-name="P17"><text:span text:style-name="T4">Státusz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4">A Hegy</text:span></text:p>
          </table:table-cell>
          <table:table-cell table:style-name="Table2.A1" office:value-type="string">
            <text:p text:style-name="P1"><text:span text:style-name="T4">21/22</text:span></text:p>
          </table:table-cell>
          <table:table-cell table:style-name="Table2.A1" office:value-type="string">
            <text:p text:style-name="P1">40</text:p>
          </table:table-cell>
          <table:table-cell table:style-name="Table2.A1" office:value-type="string">
            <text:p text:style-name="P1">Könnyű seb (S1)</text:p>
          </table:table-cell>
        </table:table-row>
        <table:table-row table:style-name="Table2.1">
          <table:table-cell table:style-name="Table2.A1" office:value-type="string">
            <text:p text:style-name="P1"><text:span text:style-name="T4">Tank 1</text:span></text:p>
          </table:table-cell>
          <table:table-cell table:style-name="Table2.A1" office:value-type="string">
            <text:p text:style-name="P1">16/16</text:p>
          </table:table-cell>
          <table:table-cell table:style-name="Table2.A1" office:value-type="string">
            <text:p text:style-name="P1">64</text:p>
          </table:table-cell>
          <table:table-cell table:style-name="Table2.A1" office:value-type="string">
            <text:p text:style-name="P1"><text:span text:style-name="T4">Földön fekve</text:span>, Pajzs repedt</text:p>
          </table:table-cell>
        </table:table-row>
        <table:table-row table:style-name="Table2.1">
          <table:table-cell table:style-name="Table2.A1" office:value-type="string">
            <text:p text:style-name="P1"><text:span text:style-name="T4">Tank 2</text:span></text:p>
          </table:table-cell>
          <table:table-cell table:style-name="Table2.A1" office:value-type="string">
            <text:p text:style-name="P1">16/16</text:p>
          </table:table-cell>
          <table:table-cell table:style-name="Table2.A1" office:value-type="string">
            <text:p text:style-name="P1">75</text:p>
          </table:table-cell>
          <table:table-cell table:style-name="Table2.A1" office:value-type="string">
            <text:p text:style-name="P1">Max Védő Taktika</text:p>
          </table:table-cell>
        </table:table-row>
        <table:table-row table:style-name="Table2.1">
          <table:table-cell table:style-name="Table2.A1" office:value-type="string">
            <text:p text:style-name="P1"><text:span text:style-name="T4">Lándzsás 1</text:span></text:p>
          </table:table-cell>
          <table:table-cell table:style-name="Table2.A1" office:value-type="string">
            <text:p text:style-name="P1">-7/12</text:p>
          </table:table-cell>
          <table:table-cell table:style-name="Table2.A1" office:value-type="string">
            <text:p text:style-name="P1">-</text:p>
          </table:table-cell>
          <table:table-cell table:style-name="Table2.A1" office:value-type="string">
            <text:p text:style-name="P1"><text:span text:style-name="T4">HALOTT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4">Lándzsás 2</text:span></text:p>
          </table:table-cell>
          <table:table-cell table:style-name="Table2.A1" office:value-type="string">
            <text:p text:style-name="P1">-18/12</text:p>
          </table:table-cell>
          <table:table-cell table:style-name="Table2.A1" office:value-type="string">
            <text:p text:style-name="P1">-</text:p>
          </table:table-cell>
          <table:table-cell table:style-name="Table2.A1" office:value-type="string">
            <text:p text:style-name="P1"><text:span text:style-name="T4">HALOTT</text:span></text:p>
          </table:table-cell>
        </table:table-row>
      </table:table>
      <text:p text:style-name="P1"><text:span text:style-name="T4">Konklúzió:</text:span> A Hegy sikeresen áttörte a sorfalat azzal, hogy Tank 1-et a földre vitte. A lándzsások bár be tudtak vinni egy kisebb találatot a páncél rései között, a Hegy brutális ellencsapásait és a <text:span text:style-name="T4">Kaszabolás</text:span> fortélyát nem élték túl. A küzdelem immár a két pajzsos lovag és a Nagymester között dől el, ahol az egyik lovag még mindig a földről próbál feltápászkodni.</text:p>
      <text:p text:style-name="P1">Folytassuk a 4. körrel, ahol a Hegy megpróbál végezni a földön fekvő Tank 1-gyel?</text:p>
      <text:p text:style-name="P1"><text:span text:style-name="T1">Folytassuk a 4. körrel. A földön levő Tank Teljes Védekezés Taktikába váltson.</text:span></text:p>
      <text:p text:style-name="P1">Íme a harc folytatása a <text:span text:style-name="T4">4. körrel</text:span>. A földön fekvő Tank 1 lovag a túlélés érdekében <text:span text:style-name="T4">Teljes Védekezés Taktikára</text:span> vált, míg a Hegy megpróbálja végleg kiiktatni a sorfalat. A harc szigorúan a <text:a xlink:type="simple" xlink:href="https://notebooklm.google.com/063_01_harci_kor.md" office:target-frame-name="_blank" xlink:show="new" text:style-name="Internet_20_link" text:visited-style-name="Visited_20_Internet_20_Link"><text:span text:style-name="Internet_20_link"><text:span text:style-name="T6">támadási fázisokra osztott sorrendet</text:span></text:span></text:a> követi.</text:p>
      <text:p text:style-name="P4" loext:marker-style-name="T2"><text:span text:style-name="T5">4. Kör</text:span><text:span text:style-name="T5"/></text:p>
      <text:p text:style-name="P1">Kezdeményezési fázis (k20 + KÉ)</text:p>
      <text:list text:style-name="WWNum13">
        <text:list-item>
          <text:p text:style-name="P26"><text:span text:style-name="T4">A Hegy:</text:span> 25 + k20(15) = <text:span text:style-name="T4">40</text:span></text:p>
        </text:list-item>
        <text:list-item>
          <text:p text:style-name="P26"><text:span text:style-name="T4">Tank 1 (Földön):</text:span> 15 + k20(12) = <text:span text:style-name="T4">27</text:span></text:p>
        </text:list-item>
        <text:list-item>
          <text:p text:style-name="P26"><text:span text:style-name="T4">Tank 2 (Védő taktika):</text:span> 15 + k20(8) = <text:span text:style-name="T4">23</text:span></text:p>
        </text:list-item>
      </text:list>
      <text:p text:style-name="P1"><text:span text:style-name="T4">Sorrend:</text:span> Hegy → Tank 1 → Tank 2.</text:p>
      <text:p text:style-name="P1">-------------------------------------------------------------------------------- </text:p>
      <text:p text:style-name="P1">1. Támadási Fázis (Mindenki 1. támadása)</text:p>
      <text:list text:style-name="WWNum14">
        <text:list-item>
          <text:p text:style-name="P27"><text:span text:style-name="T4">A Hegy (1. támadás vs Tank 1):</text:span> A Nagymester kihasználja ellenfele kiszolgáltatott helyzetét és lesújt a földön fekvő lovagra.</text:p>
          <text:list>
            <text:list-item>
              <text:p text:style-name="P28"><text:span text:style-name="T4">Tank 1 Védelme:</text:span> Mivel a földön fekszik, nem tud folyamatosan hátrálni, így a <text:span text:style-name="T4">Teljes Védekezés</text:span> bónusza csak +3 VÉ-t ad. Aktuális VÉ: 64 (repedt pajzs) + 3 = <text:span text:style-name="T4">67</text:span>.</text:p>
            </text:list-item>
            <text:list-item>
              <text:p text:style-name="P28"><text:span text:style-name="T4">Dobás:</text:span> TÉ 53 + k20(14) = 67 vs VÉ 67. <text:span text:style-name="T4">Talált!</text:span>.</text:p>
            </text:list-item>
            <text:list-item>
              <text:p text:style-name="P28"><text:span text:style-name="T4">Tank 1 Páncéldobása (80%):</text:span> k10(4) → <text:span text:style-name="T4">Véd a vért</text:span>. SFÉ (vágó): 18.</text:p>
            </text:list-item>
            <text:list-item>
              <text:p text:style-name="P28"><text:span text:style-name="T4">Sebzés:</text:span> k20(12) + 16 (Alap) = 28 SP.</text:p>
            </text:list-item>
            <text:list-item>
              <text:p text:style-name="P28"><text:span text:style-name="T4">SP Maradék:</text:span> 28 - 18 = 10 SP. A táblázat alapján ez <text:span text:style-name="T4">3 ÉP</text:span> sebet okoz.</text:p>
            </text:list-item>
            <text:list-item>
              <text:p text:style-name="P28"><text:span text:style-name="T4">VÉ csökkenés:</text:span> Mivel Tank 1 a földön fekszik, a <text:a xlink:type="simple" xlink:href="https://notebooklm.google.com/065_01_05_fizikai_helyzetek.md#földön-fekve" office:target-frame-name="_blank" xlink:show="new" text:style-name="Internet_20_link" text:visited-style-name="Visited_20_Internet_20_Link"><text:span text:style-name="Internet_20_link"><text:span text:style-name="T6">VÉ vesztesége duplázódik</text:span></text:span></text:a>: -3 helyett <text:span text:style-name="T4">-6 VÉ</text:span>. <text:span text:style-name="T4">Tank 1 aktuális VÉ: 61</text:span>.</text:p>
            </text:list-item>
          </text:list>
        </text:list-item>
        <text:list-item>
          <text:p text:style-name="P27"><text:span text:style-name="T4">Tank 1 (1. akció):</text:span> A <text:span text:style-name="T4">Teljes Védekezés</text:span> miatt nem támadhat és nem varázsolhat, minden erejével a pajzsa mögé bújva próbálja hárítani a csapásokat.</text:p>
        </text:list-item>
        <text:list-item>
          <text:p text:style-name="P27"><text:span text:style-name="T4">Tank 2 (1. támadás vs Hegy):</text:span> A lovag kétségbeesetten próbálja elvonni a Hegy figyelmét a társáról.</text:p>
          <text:list>
            <text:list-item>
              <text:p text:style-name="P28"><text:span text:style-name="T4">Dobás:</text:span> TÉ 27 + k20(19!) = 46 vs Hegy VÉ 40. <text:span text:style-name="T4">TALÁLT!</text:span>.</text:p>
            </text:list-item>
            <text:list-item>
              <text:p text:style-name="P28"><text:span text:style-name="T4">Sebzés (Előny+1):</text:span> k20(11, 15 → 15) + 4 = <text:span text:style-name="T4">19 SP</text:span>.</text:p>
            </text:list-item>
            <text:list-item>
              <text:p text:style-name="P28"><text:span text:style-name="T4">Hegy Páncélja:</text:span> SFÉ (zúzó): 13. Maradék: 6 SP.</text:p>
            </text:list-item>
            <text:list-item>
              <text:p text:style-name="P28"><text:span text:style-name="T4">ÉP Sebzés:</text:span> A táblázat alapján a 6 SP <text:span text:style-name="T4">3 ÉP</text:span> sebet okoz.</text:p>
            </text:list-item>
            <text:list-item>
              <text:p text:style-name="P28"><text:span text:style-name="T4">Hegy állapota:</text:span> 18/22 ÉP (S1 kategória továbbra is). <text:span text:style-name="T4">Hegy aktuális VÉ: 37</text:span>.</text:p>
            </text:list-item>
          </text:list>
        </text:list-item>
      </text:list>
      <text:p text:style-name="P1">-------------------------------------------------------------------------------- </text:p>
      <text:p text:style-name="P1"/>
      <text:p text:style-name="P4">2. Támadási Fázis (Csak a Hegynek van)</text:p>
      <text:list text:style-name="WWNum15">
        <text:list-item>
          <text:p text:style-name="P29"><text:span text:style-name="T4">A Hegy (2. támadás vs Tank 1):</text:span> A sebesült Nagymester üvöltve emeli magasba kardját és újra lesújt a földön fekvő célpontra.</text:p>
          <text:list>
            <text:list-item>
              <text:p text:style-name="P30"><text:span text:style-name="T4">Dobás:</text:span> TÉ 49 (53 - 4 büntetés) + k20(18) = 67 vs Tank 1 aktuális VÉ 61. <text:span text:style-name="T4">Talált!</text:span>.</text:p>
            </text:list-item>
            <text:list-item>
              <text:p text:style-name="P30"><text:span text:style-name="T4">Tank 1 Páncéldobása (80%):</text:span> k10(9) → <text:span text:style-name="T4">NEM VÉD!</text:span> A kard megtalálta a rést a vért illesztésénél.</text:p>
            </text:list-item>
            <text:list-item>
              <text:p text:style-name="P30"><text:span text:style-name="T4">Sebzés:</text:span> k20(11) + 16 = 27 SP.</text:p>
            </text:list-item>
            <text:list-item>
              <text:p text:style-name="P30"><text:span text:style-name="T4">ÉP Sebzés:</text:span> A táblázat alapján 27 SP → <text:span text:style-name="T4">15 ÉP</text:span> sebet okoz.</text:p>
            </text:list-item>
            <text:list-item>
              <text:p text:style-name="P30"><text:span text:style-name="T4">Eredmény: Tank 1 HALOTT (-4/16 ÉP)</text:span>.</text:p>
            </text:list-item>
          </text:list>
        </text:list-item>
        <text:list-item>
          <text:p text:style-name="P29"><text:span text:style-name="T4">Kaszabolás (Soron kívüli bónusz):</text:span> Mivel végzett ellenfelével, a Hegy a <text:span text:style-name="T4">Kaszabolás</text:span> fortély segítségével azonnal a maradék lovag ellen fordul.</text:p>
          <text:list>
            <text:list-item>
              <text:p text:style-name="P30"><text:span text:style-name="T4">Dobás:</text:span> TÉ 45 (49 - 4 büntetés) + k20(13) = 58 vs Tank 2 VÉ 75. <text:span text:style-name="T4">Sikertelen.</text:span>.</text:p>
            </text:list-item>
            <text:list-item>
              <text:p text:style-name="P30"><text:span text:style-name="T4">VÉ csökkenés:</text:span> 1 + k20T(1) = <text:span text:style-name="T4">2 VÉ levonás</text:span>. <text:span text:style-name="T4">Tank 2 aktuális VÉ: 73</text:span>.</text:p>
            </text:list-item>
          </text:list>
        </text:list-item>
      </text:list>
      <text:p text:style-name="P1">-------------------------------------------------------------------------------- </text:p>
      <text:p text:style-name="P1">3. Támadási Fázis (Csak a Hegynek van)</text:p>
      <text:list text:style-name="WWNum16">
        <text:list-item>
          <text:p text:style-name="P31"><text:span text:style-name="T4">A Hegy (3. támadás vs Tank 2):</text:span> A kör utolsó fázisában a Hegy teljes súlyával a Tank 2 pajzsfalának feszül.</text:p>
          <text:list>
            <text:list-item>
              <text:p text:style-name="P32"><text:span text:style-name="T4">Dobás:</text:span> TÉ 45 + k20(10) = 55 vs Tank 2 VÉ 73. <text:span text:style-name="T4">Sikertelen.</text:span>.</text:p>
            </text:list-item>
            <text:list-item>
              <text:p text:style-name="P32"><text:span text:style-name="T4">VÉ csökkenés:</text:span> <text:span text:style-name="T4">2 VÉ levonás</text:span>. <text:span text:style-name="T4">Tank 2 aktuális VÉ: 71</text:span>.</text:p>
            </text:list-item>
          </text:list>
        </text:list-item>
      </text:list>
      <text:p text:style-name="P1">-------------------------------------------------------------------------------- </text:p>
      <text:p text:style-name="P1">Statisztikai Összegzés a 4. kör végé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<text:span text:style-name="T4">Karakter</text:span></text:p>
          </table:table-cell>
          <table:table-cell table:style-name="Table3.A1" office:value-type="string">
            <text:p text:style-name="P17"><text:span text:style-name="T4">Aktuális ÉP</text:span></text:p>
          </table:table-cell>
          <table:table-cell table:style-name="Table3.A1" office:value-type="string">
            <text:p text:style-name="P17"><text:span text:style-name="T4">Aktuális VÉ</text:span></text:p>
          </table:table-cell>
          <table:table-cell table:style-name="Table3.A1" office:value-type="string">
            <text:p text:style-name="P17"><text:span text:style-name="T4">Állapot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A Hegy</text:span></text:p>
          </table:table-cell>
          <table:table-cell table:style-name="Table3.A1" office:value-type="string">
            <text:p text:style-name="P1"><text:span text:style-name="T4">18/22</text:span></text:p>
          </table:table-cell>
          <table:table-cell table:style-name="Table3.A1" office:value-type="string">
            <text:p text:style-name="P1">37</text:p>
          </table:table-cell>
          <table:table-cell table:style-name="Table3.A1" office:value-type="string">
            <text:p text:style-name="P1">Sérült (S1)</text:p>
          </table:table-cell>
        </table:table-row>
        <table:table-row table:style-name="Table3.1">
          <table:table-cell table:style-name="Table3.A1" office:value-type="string">
            <text:p text:style-name="P1"><text:span text:style-name="T4">Tank 1</text:span></text:p>
          </table:table-cell>
          <table:table-cell table:style-name="Table3.A1" office:value-type="string">
            <text:p text:style-name="P1"><text:span text:style-name="T4">-4/16</text:span></text:p>
          </table:table-cell>
          <table:table-cell table:style-name="Table3.A1" office:value-type="string">
            <text:p text:style-name="P1">-</text:p>
          </table:table-cell>
          <table:table-cell table:style-name="Table3.A1" office:value-type="string">
            <text:p text:style-name="P1"><text:span text:style-name="T4">HALOTT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Tank 2</text:span></text:p>
          </table:table-cell>
          <table:table-cell table:style-name="Table3.A1" office:value-type="string">
            <text:p text:style-name="P1">16/16</text:p>
          </table:table-cell>
          <table:table-cell table:style-name="Table3.A1" office:value-type="string">
            <text:p text:style-name="P1">71</text:p>
          </table:table-cell>
          <table:table-cell table:style-name="Table3.A1" office:value-type="string">
            <text:p text:style-name="P1">Max Védő Taktika</text:p>
          </table:table-cell>
        </table:table-row>
      </table:table>
      <text:p text:style-name="P1"><text:span text:style-name="T4">Konklúzió:</text:span> Tank 1 <text:span text:style-name="T4">Teljes Védekezése</text:span> nem tudta ellensúlyozni a földön fekvésből adódó hátrányokat és a Hegy elsöprő erejét. A Hegy két brutális csapással végzett a lovaggal, bár Tank 2-nek sikerült közben egy újabb sebet ejtenie a Nagymesteren. Az összecsapás az utolsó életben maradt Tank és a sebesült, de továbbra is félelmetes Hegy között folytatódik.</text:p>
      <text:p text:style-name="P1">Szeretnéd, hogy levezessem az <text:span text:style-name="T4">5. kört</text:span>, ahol a Tank 2 megpróbálhat visszavonulni a csillárok árnyékába?</text:p>
      <text:p text:style-name="P1"><text:span text:style-name="T1">Folytassuk a harcot. "Tank 2" használjon Támadás erőből taktikát (1.fokon van meg a fortély), tehát +3 SP, -3 TÉ.</text:span></text:p>
      <text:p text:style-name="P1">Íme a harc folytatása az <text:span text:style-name="T4">5. körrel</text:span>. Az utolsó életben maradt lovag, "Tank 2", taktikát vált: feladja a passzív védekezést, és a <text:span text:style-name="T4">Támadás erőből</text:span> fortélyt (1. fok: +3 SP, -3 TÉ) bevetve próbálja térdre kényszeríteni a sebesült, de még mindig veszélyes Hegyet. A harc a fázisokra osztott sorrendet követi.</text:p>
      <text:p text:style-name="P1"/>
      <text:p text:style-name="P33" loext:marker-style-name="T2"/>
      <text:p text:style-name="P34" loext:marker-style-name="T2">5. Kör</text:p>
      <text:p text:style-name="P1">Kezdeményezési fázis (k20 + KÉ)</text:p>
      <text:list text:style-name="WWNum17">
        <text:list-item>
          <text:p text:style-name="P35"><text:span text:style-name="T4">A Hegy:</text:span> 25 + k20(10) = <text:span text:style-name="T4">35</text:span></text:p>
        </text:list-item>
        <text:list-item>
          <text:p text:style-name="P35"><text:span text:style-name="T4">Tank 2:</text:span> 15 + k20(12) = <text:span text:style-name="T4">27</text:span></text:p>
        </text:list-item>
      </text:list>
      <text:p text:style-name="P1"><text:span text:style-name="T4">Sorrend:</text:span> Hegy → Tank 2.</text:p>
      <text:p text:style-name="P1">-------------------------------------------------------------------------------- </text:p>
      <text:p text:style-name="P1">1. Támadási Fázis (Mindenki 1. támadása)</text:p>
      <text:list text:style-name="WWNum18">
        <text:list-item>
          <text:p text:style-name="P36"><text:span text:style-name="T4">A Hegy (1. támadás vs Tank 2):</text:span> A Nagymester egyetlen ellenfelére koncentrál, és hatalmasat sujt a lovag irányába.</text:p>
          <text:list>
            <text:list-item>
              <text:p text:style-name="P37"><text:span text:style-name="T4">Tank 2 Védelme:</text:span> Mivel feladta a Védő taktikát (+4 VÉ), a védelme visszaesik az alapértékre, amit a korábbi körök kimerülése is terhel. Aktuális VÉ: <text:span text:style-name="T4">67</text:span>.</text:p>
            </text:list-item>
            <text:list-item>
              <text:p text:style-name="P37"><text:span text:style-name="T4">Dobás:</text:span> TÉ 53 + k20(12) = 65 vs VÉ 67. <text:span text:style-name="T4">Sikertelen.</text:span></text:p>
            </text:list-item>
            <text:list-item>
              <text:p text:style-name="P37"><text:span text:style-name="T4">VÉ csökkenés (Pengeelőny):</text:span> A kétkezes kard (2 penge) a nagy pajzs (0.5 penge) ellen pengeelőnyben van: 2 + k20T(1) = <text:span text:style-name="T4">3 VÉ levonás</text:span>. <text:span text:style-name="T4">Tank 2 aktuális VÉ: 64</text:span>.</text:p>
            </text:list-item>
          </text:list>
        </text:list-item>
        <text:list-item>
          <text:p text:style-name="P36"><text:span text:style-name="T4">Tank 2 (1. támadás vs Hegy):</text:span> A lovag kihasználja a Hegy pillanatnyi fedezetlenségét, és teljes erejéből a pajzsa élével sújt a Hegy mellvértjére.</text:p>
          <text:list>
            <text:list-item>
              <text:p text:style-name="P37"><text:span text:style-name="T4">Taktika:</text:span> Támadás erőből (+3 SP, -3 TÉ). Aktuális TÉ: 35 (alap) - 3 = <text:span text:style-name="T4">32</text:span>.</text:p>
            </text:list-item>
            <text:list-item>
              <text:p text:style-name="P37"><text:span text:style-name="T4">Dobás:</text:span> TÉ 32 + k20(15) = 47 vs Hegy VÉ 37 (4. kör végi állapot). <text:span text:style-name="T4">TALÁLT!</text:span> (+10 különbség).</text:p>
            </text:list-item>
            <text:list-item>
              <text:p text:style-name="P37"><text:span text:style-name="T4">Többszörös találat bónusza:</text:span> Mivel 10-zel dobta túl a VÉ-t, <text:span text:style-name="T4">+4 SP</text:span> jár.</text:p>
            </text:list-item>
            <text:list-item>
              <text:p text:style-name="P37"><text:span text:style-name="T4">Sebzés (k20):</text:span> k20(13).</text:p>
            </text:list-item>
            <text:list-item>
              <text:p text:style-name="P37"><text:span text:style-name="T4">Összesített SP:</text:span> 13 (dobás) + 4 (pajzs alap) + 3 (taktika) + 4 (bónusz) = <text:span text:style-name="T4">24 SP (Zúzó)</text:span>.</text:p>
            </text:list-item>
            <text:list-item>
              <text:p text:style-name="P37"><text:span text:style-name="T4">A Hegy Páncélja:</text:span> Páncéldobás k10(2) -&gt; <text:span text:style-name="T4">Véd a lemezvért</text:span>. SFÉ (zúzó): 13.</text:p>
            </text:list-item>
            <text:list-item>
              <text:p text:style-name="P37"><text:span text:style-name="T4">SP Maradék:</text:span> 24 - 13 = 11 SP.</text:p>
            </text:list-item>
            <text:list-item>
              <text:p text:style-name="P37"><text:span text:style-name="T4">ÉP Sebzés:</text:span> A 11 SP a táblázat alapján <text:span text:style-name="T4">5 ÉP</text:span> sebet okoz.</text:p>
            </text:list-item>
            <text:list-item>
              <text:p text:style-name="P37"><text:span text:style-name="T4">VÉ csökkenés találatnál:</text:span> A találat fixen <text:span text:style-name="T4">-3 VÉ</text:span>-t von le a Hegytől.</text:p>
            </text:list-item>
            <text:list-item>
              <text:p text:style-name="P37"><text:span text:style-name="T4">A Hegy állapota:</text:span> 18 - 5 = <text:span text:style-name="T4">13 ÉP</text:span>. Ezzel a Hegy az <text:span text:style-name="T4">S2 sebesülés-kategóriába</text:span> lép. Nagymesteri Fájdalomtűrése (15. szint) miatt azonban még itt sem kap TÉ büntetést. <text:span text:style-name="T4">Hegy aktuális VÉ: 34</text:span>.</text:p>
            </text:list-item>
          </text:list>
        </text:list-item>
      </text:list>
      <text:p text:style-name="P1">-------------------------------------------------------------------------------- </text:p>
      <text:p text:style-name="P1">2. Támadási Fázis (Csak a Hegynek van)</text:p>
      <text:list text:style-name="WWNum19">
        <text:list-item>
          <text:p text:style-name="P38"><text:span text:style-name="T4">A Hegy (2. támadás vs Tank 2):</text:span> A sebesült óriás dühödten pördül meg, kardja süvítve vág a lovag felé.</text:p>
          <text:list>
            <text:list-item>
              <text:p text:style-name="P39"><text:span text:style-name="T4">Dobás:</text:span> TÉ 49 (53 - 4 büntetés) + k20(18) = 67 vs Tank 2 VÉ 64. <text:span text:style-name="T4">TALÁLT!</text:span> (+3 különbség).</text:p>
            </text:list-item>
            <text:list-item>
              <text:p text:style-name="P39"><text:span text:style-name="T4">Tank 2 Páncéldobása (90%):</text:span> k10(4) -&gt; <text:span text:style-name="T4">Véd a vért</text:span>. SFÉ (vágó): 18.</text:p>
            </text:list-item>
            <text:list-item>
              <text:p text:style-name="P39"><text:span text:style-name="T4">Sebzés (k20):</text:span> k20(10) + 16 (Hegy alap) = 26 SP.</text:p>
            </text:list-item>
            <text:list-item>
              <text:p text:style-name="P39"><text:span text:style-name="T4">SP Maradék:</text:span> 26 - 18 = 8 SP. A táblázat alapján ez <text:span text:style-name="T4">3 ÉP</text:span> sebet okoz.</text:p>
            </text:list-item>
            <text:list-item>
              <text:p text:style-name="P39"><text:span text:style-name="T4">VÉ csökkenés találatnál:</text:span> További <text:span text:style-name="T4">-3 VÉ</text:span>. <text:span text:style-name="T4">Tank 2 aktuális VÉ: 61</text:span>.</text:p>
            </text:list-item>
            <text:list-item>
              <text:p text:style-name="P39"><text:span text:style-name="T4">Tank 2 állapota:</text:span> 16 - 3 = <text:span text:style-name="T4">13 ÉP</text:span> (S1 kategória).</text:p>
            </text:list-item>
          </text:list>
        </text:list-item>
      </text:list>
      <text:p text:style-name="P1">-------------------------------------------------------------------------------- </text:p>
      <text:p text:style-name="P1"><text:soft-page-break/>3. Támadási Fázis (Csak a Hegynek van)</text:p>
      <text:list text:style-name="WWNum20">
        <text:list-item>
          <text:p text:style-name="P40"><text:span text:style-name="T4">A Hegy (3. támadás vs Tank 2):</text:span> A kör utolsó fázisában a Hegy kardjának markolatával (zúzó sebzés) próbálja bezúzni a lovag sisakját.</text:p>
          <text:list>
            <text:list-item>
              <text:p text:style-name="P41"><text:span text:style-name="T4">Dobás:</text:span> TÉ 45 (49 - 4 büntetés) + k20(7) = 52 vs Tank 2 VÉ 61. <text:span text:style-name="T4">Sikertelen.</text:span></text:p>
            </text:list-item>
            <text:list-item>
              <text:p text:style-name="P41"><text:span text:style-name="T4">VÉ csökkenés:</text:span> Pengeelőny miatt 2 + k20T(0) = <text:span text:style-name="T4">2 VÉ levonás</text:span>. <text:span text:style-name="T4">Tank 2 aktuális VÉ: 59</text:span>.</text:p>
            </text:list-item>
          </text:list>
        </text:list-item>
      </text:list>
      <text:p text:style-name="P1">-------------------------------------------------------------------------------- </text:p>
      <text:p text:style-name="P1"/>
      <text:p text:style-name="P1"/>
      <text:p text:style-name="P42">Statisztikai Összegzés az 5. kör végén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7"><text:span text:style-name="T4">Karakter</text:span></text:p>
          </table:table-cell>
          <table:table-cell table:style-name="Table4.A1" office:value-type="string">
            <text:p text:style-name="P17"><text:span text:style-name="T4">Aktuális ÉP</text:span></text:p>
          </table:table-cell>
          <table:table-cell table:style-name="Table4.A1" office:value-type="string">
            <text:p text:style-name="P17"><text:span text:style-name="T4">Aktuális VÉ</text:span></text:p>
          </table:table-cell>
          <table:table-cell table:style-name="Table4.A1" office:value-type="string">
            <text:p text:style-name="P17"><text:span text:style-name="T4">Státusz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4">A Hegy</text:span></text:p>
          </table:table-cell>
          <table:table-cell table:style-name="Table4.A1" office:value-type="string">
            <text:p text:style-name="P1"><text:span text:style-name="T4">13/22</text:span></text:p>
          </table:table-cell>
          <table:table-cell table:style-name="Table4.A1" office:value-type="string">
            <text:p text:style-name="P1">34</text:p>
          </table:table-cell>
          <table:table-cell table:style-name="Table4.A1" office:value-type="string">
            <text:p text:style-name="P1">Közepesen sérült (S2)</text:p>
          </table:table-cell>
        </table:table-row>
        <table:table-row table:style-name="Table4.1">
          <table:table-cell table:style-name="Table4.A1" office:value-type="string">
            <text:p text:style-name="P1"><text:span text:style-name="T4">Tank 2</text:span></text:p>
          </table:table-cell>
          <table:table-cell table:style-name="Table4.A1" office:value-type="string">
            <text:p text:style-name="P1"><text:span text:style-name="T4">13/16</text:span></text:p>
          </table:table-cell>
          <table:table-cell table:style-name="Table4.A1" office:value-type="string">
            <text:p text:style-name="P1">59</text:p>
          </table:table-cell>
          <table:table-cell table:style-name="Table4.A1" office:value-type="string">
            <text:p text:style-name="P1">Enyhén sérült (S1), Támadás erőből</text:p>
          </table:table-cell>
        </table:table-row>
      </table:table>
      <text:p text:style-name="P1"><text:span text:style-name="T4">Konklúzió:</text:span> A lovag kockázatos taktikája bevált: sikerült a páncélon keresztül is jelentős sebet ejtenie az óriáson, aki most már életereje felét elveszítette. Azonban a Hegy ellencsapásai is célba találtak, és a lovag Védő Értéke drasztikusan csökkenni kezdett a védekező taktika feladása miatt. A következő kör döntő lehet: a Hegy kimerülőben van, de egyetlen szerencsés csapása még mindig véget vethet a párbajnak.</text:p>
      <text:p text:style-name="P1">Szeretnéd, hogy levezessem a <text:span text:style-name="T4">6. kört</text:span>, ahol a lovag megpróbálhat egy <text:span text:style-name="T4">Lefegyverzés</text:span> manővert is?</text:p>
      <text:p text:style-name="P1"><text:span text:style-name="T1">"Tank 2": Támadás erőből taktika - kombinálva Kiváró taktikával.</text:span></text:p>
      <text:p text:style-name="P1">Íme a harc <text:span text:style-name="T4">6. köre</text:span>, ahol az utolsó talpon maradt lovag, <text:span text:style-name="T4">Tank 2</text:span>, egy rendkívül taktikus és kockázatos kombinációt választ: a <text:span text:style-name="T4">Kiváró taktikát</text:span> ötvözi a <text:span text:style-name="T4">Támadás erőből</text:span> fortéllyal.</text:p>
      <text:p text:style-name="P1">A célja az, hogy átengedje a kezdeményezést a Hegynek, bízva a páncéljában, majd a Hegy támadása utáni pillanatnyi fedezetlenséget kihasználva egyetlen, mindent eldöntő, ereje teljéből indított pajzsütéssel végezzen a Nagymesterrel.</text:p>
      <text:p text:style-name="P1" loext:marker-style-name="T4"><text:span text:style-name="T4">…</text:span><text:span text:style-name="T4"/></text:p>
      <text:p text:style-name="P33" loext:marker-style-name="T5"/>
      <text:p text:style-name="P4" loext:marker-style-name="T2"><text:span text:style-name="T5">6. Kör</text:span><text:span text:style-name="T5"/></text:p>
      <text:p text:style-name="P1"><text:span text:style-name="T4">Állapotok:</text:span></text:p>
      <text:list text:style-name="WWNum21">
        <text:list-item>
          <text:p text:style-name="P43"><text:span text:style-name="T4">A Hegy:</text:span> 13/22 ÉP (S2), aktuális VÉ: 34.</text:p>
        </text:list-item>
        <text:list-item>
          <text:p text:style-name="P43"><text:span text:style-name="T4">Tank 2:</text:span> 13/16 ÉP (S1), aktuális VÉ: 59. Taktika: <text:span text:style-name="T4">Támadás erőből</text:span> (+3 SP, -3 TÉ) és <text:span text:style-name="T4">Kiváró taktika</text:span>.</text:p>
        </text:list-item>
      </text:list>
      <text:p text:style-name="P1">Kezdeményezési fázis (k20 + KÉ)</text:p>
      <text:list text:style-name="WWNum22">
        <text:list-item>
          <text:p text:style-name="P44"><text:span text:style-name="T4">A Hegy:</text:span> 25 + k20(11) = <text:span text:style-name="T4">36</text:span></text:p>
        </text:list-item>
        <text:list-item>
          <text:p text:style-name="P44"><text:span text:style-name="T4">Tank 2:</text:span> 15 + k20(19!) = <text:span text:style-name="T4">34</text:span> (A Kiváró taktika miatt Tank 2 átengedi az elsőbbséget a Hegynek, hogy megszerezze a visszatámadás bónuszát).</text:p>
        </text:list-item>
      </text:list>
      <text:p text:style-name="P1">-------------------------------------------------------------------------------- </text:p>
      <text:p text:style-name="P1">1. Támadási Fázis (Mindenki 1. támadása)</text:p>
      <text:list text:style-name="WWNum23">
        <text:list-item>
          <text:p text:style-name="P45"><text:span text:style-name="T4">A Hegy (1. támadás vs Tank 2):</text:span></text:p>
          <text:list>
            <text:list-item>
              <text:p text:style-name="P46"><text:span text:style-name="T4">Dobás:</text:span> TÉ 53 + k20(10) = 63 vs VÉ 59. <text:span text:style-name="T4">TALÁLT!</text:span> (+4 különbség).</text:p>
            </text:list-item>
            <text:list-item>
              <text:p text:style-name="P46"><text:span text:style-name="T4">Tank 2 Páncéldobása (90%):</text:span> k10(6) → <text:span text:style-name="T4">Véd a vért</text:span>. SFÉ (vágó): 18.</text:p>
            </text:list-item>
            <text:list-item>
              <text:p text:style-name="P46"><text:span text:style-name="T4">Sebzés:</text:span> k20(12) + 16 (Alap) = 28 SP.</text:p>
            </text:list-item>
            <text:list-item>
              <text:p text:style-name="P46"><text:span text:style-name="T4">SP Maradék:</text:span> 28 - 18 = 10 SP. Ez a táblázat alapján <text:span text:style-name="T4">3 ÉP</text:span> sebet okoz.</text:p>
            </text:list-item>
            <text:list-item>
              <text:p text:style-name="P46"><text:span text:style-name="T4">VÉ csökkenés találatnál:</text:span> -3 VÉ. <text:span text:style-name="T4">Tank 2 aktuális VÉ: 56</text:span>.</text:p>
            </text:list-item>
            <text:list-item>
              <text:p text:style-name="P46"><text:span text:style-name="T4">Tank 2 állapota:</text:span> 13 - 3 = <text:span text:style-name="T4">10 ÉP</text:span> (S2 sebesülés-kategória).</text:p>
            </text:list-item>
            <text:list-item>
              <text:p text:style-name="P46"><text:span text:style-name="T4">Kiváró taktika:</text:span> Mivel Tank 2 sebet kapott, a Kiváró taktika TÉ:+2 bónusza <text:span text:style-name="T4">elvész</text:span>.</text:p>
            </text:list-item>
          </text:list>
        </text:list-item>
        <text:list-item>
          <text:p text:style-name="P45"><text:span text:style-name="T4">Tank 2 (1. támadás vs Hegy):</text:span> A lovag az oldalába hasító fájdalommal dacolva ellentámadásba lendül.</text:p>
          <text:list>
            <text:list-item>
              <text:p text:style-name="P46"><text:span text:style-name="T4">Taktika:</text:span> Támadás erőből (+3 SP, -3 TÉ). Aktuális TÉ: 35 (alap) - 3 = <text:span text:style-name="T4">32</text:span>.</text:p>
            </text:list-item>
            <text:list-item>
              <text:p text:style-name="P46"><text:span text:style-name="T4">Dobás:</text:span> TÉ 32 + k20(18) = 50 vs Hegy VÉ 34. <text:span text:style-name="T4">TALÁLT!</text:span> (+16 különbség).</text:p>
            </text:list-item>
            <text:list-item>
              <text:p text:style-name="P46"><text:span text:style-name="T4">Többszörös találat bónusza:</text:span> Mivel 15-tel dobta túl a VÉ-t, <text:span text:style-name="T4">+6 SP</text:span> jár.</text:p>
            </text:list-item>
            <text:list-item>
              <text:p text:style-name="P46"><text:span text:style-name="T4">Sebzés:</text:span> k20 (roll 18 on attack gives Előny+1): (11, 14 → 14).</text:p>
            </text:list-item>
            <text:list-item>
              <text:p text:style-name="P46"><text:span text:style-name="T4">Összesített SP:</text:span> 14 (dobás) + 4 (pajzs alap) + 3 (taktika) + 6 (bónusz) = <text:span text:style-name="T4">27 SP (Zúzó)</text:span>.</text:p>
            </text:list-item>
            <text:list-item>
              <text:p text:style-name="P46"><text:span text:style-name="T4">A Hegy Páncéldobása (100%):</text:span> k10(8) → <text:span text:style-name="T4">VÉD A VÉRT!</text:span> (A 100% lefedettség miatt minden dobás védett területet ér).</text:p>
            </text:list-item>
            <text:list-item>
              <text:p text:style-name="P46"><text:span text:style-name="T4">SFÉ (zúzó):</text:span> 13.</text:p>
            </text:list-item>
            <text:list-item>
              <text:p text:style-name="P46"><text:span text:style-name="T4">SP Maradék:</text:span> 27 - 13 = 14 SP.</text:p>
            </text:list-item>
            <text:list-item>
              <text:p text:style-name="P46"><text:span text:style-name="T4">ÉP Sebzés:</text:span> A 14 SP a táblázat alapján <text:span text:style-name="T4">5 ÉP</text:span> sebet okoz.</text:p>
            </text:list-item>
            <text:list-item>
              <text:p text:style-name="P46"><text:span text:style-name="T4">VÉ csökkenés találatnál:</text:span> -3 VÉ. <text:span text:style-name="T4">Hegy aktuális VÉ: 31</text:span>.</text:p>
            </text:list-item>
            <text:list-item>
              <text:p text:style-name="P46"><text:span text:style-name="T4">A Hegy állapota:</text:span> 13 - 5 = <text:span text:style-name="T4">8 ÉP</text:span>. Ezzel a Hegy az <text:span text:style-name="T4">S3 sebesülés-kategóriába</text:span> lép.</text:p>
            </text:list-item>
          </text:list>
        </text:list-item>
      </text:list>
      <text:p text:style-name="P1">2. Támadási Fázis (Csak a Hegynek van)</text:p>
      <text:list text:style-name="WWNum24">
        <text:list-item>
          <text:p text:style-name="P47"><text:span text:style-name="T4">A Hegy (2. támadás vs Tank 2):</text:span> A sebesült óriás hörögve lendíti meg újra a kardját.</text:p>
          <text:list>
            <text:list-item>
              <text:p text:style-name="P48"><text:span text:style-name="T4">Hegy TÉ:</text:span> 53 - 6 (S3 büntetés) - 4 (2. támadás levonása) = <text:span text:style-name="T4">43</text:span>.</text:p>
            </text:list-item>
            <text:list-item>
              <text:p text:style-name="P48"><text:span text:style-name="T4">Dobás:</text:span> TÉ 43 + k20(15) = 58 vs Tank 2 aktuális VÉ 56. <text:span text:style-name="T4">TALÁLT!</text:span> (+2 különbség).</text:p>
            </text:list-item>
            <text:list-item>
              <text:p text:style-name="P48"><text:span text:style-name="T4">Tank 2 Páncéldobása (90%):</text:span> k10(4) → <text:span text:style-name="T4">Véd a vért</text:span>. SFÉ: 18.</text:p>
            </text:list-item>
            <text:list-item>
              <text:p text:style-name="P48"><text:span text:style-name="T4">Sebzés:</text:span> k20(10) + 16 = 26 SP. Maradék: 8 SP → <text:span text:style-name="T4">3 ÉP</text:span>.</text:p>
            </text:list-item>
            <text:list-item>
              <text:p text:style-name="P48"><text:span text:style-name="T4">Tank 2 állapota:</text:span> 10 - 3 = <text:span text:style-name="T4">7 ÉP</text:span> (S3 kategória).</text:p>
            </text:list-item>
          </text:list>
        </text:list-item>
      </text:list>
      <text:p text:style-name="P1">3. Támadási Fázis (Csak a Hegynek van)</text:p>
      <text:list text:style-name="WWNum25">
        <text:list-item>
          <text:p text:style-name="P49"><text:soft-page-break/><text:span text:style-name="T4">A Hegy (3. támadás vs Tank 2):</text:span></text:p>
          <text:list>
            <text:list-item>
              <text:p text:style-name="P50"><text:span text:style-name="T4">Dobás:</text:span> TÉ 43 + k20(8) = 51 vs Tank 2 VÉ 53 (56 - 3 az előző találat miatt). <text:span text:style-name="T4">Sikertelen.</text:span></text:p>
            </text:list-item>
            <text:list-item>
              <text:p text:style-name="P50"><text:span text:style-name="T4">VÉ csökkenés:</text:span> Pengeelőny miatt 2 + k20T(0) = <text:span text:style-name="T4">2 VÉ levonás</text:span>. <text:span text:style-name="T4">Tank 2 aktuális VÉ: 51</text:span>.</text:p>
            </text:list-item>
          </text:list>
        </text:list-item>
      </text:list>
      <text:p text:style-name="P1">…</text:p>
      <text:p text:style-name="P33" loext:marker-style-name="T5"/>
      <text:p text:style-name="P4" loext:marker-style-name="T2"><text:span text:style-name="T5">7. Kör</text:span><text:span text:style-name="T5"/></text:p>
      <text:p text:style-name="P1"><text:span text:style-name="T4">Állapotok:</text:span></text:p>
      <text:list text:style-name="WWNum26">
        <text:list-item>
          <text:p text:style-name="P51"><text:span text:style-name="T4">A Hegy:</text:span> 8/22 ÉP (S3), VÉ: 31.</text:p>
        </text:list-item>
        <text:list-item>
          <text:p text:style-name="P51"><text:span text:style-name="T4">Tank 2:</text:span> 7/16 ÉP (S3), VÉ: 51. Taktika: <text:span text:style-name="T4">Támadás erőből</text:span> (+3 SP, -3 TÉ) és <text:span text:style-name="T4">Kiváró taktika</text:span>.</text:p>
        </text:list-item>
      </text:list>
      <text:p text:style-name="P1">Kezdeményezési fázis (k20 + KÉ)</text:p>
      <text:list text:style-name="WWNum27">
        <text:list-item>
          <text:p text:style-name="P52"><text:span text:style-name="T4">A Hegy:</text:span> 25 + k20(8) = <text:span text:style-name="T4">33</text:span></text:p>
        </text:list-item>
        <text:list-item>
          <text:p text:style-name="P52"><text:span text:style-name="T4">Tank 2:</text:span> 15 + k20(12) = <text:span text:style-name="T4">27</text:span></text:p>
        </text:list-item>
      </text:list>
      <text:p text:style-name="P1">1. Támadási Fázis</text:p>
      <text:list text:style-name="WWNum28">
        <text:list-item>
          <text:p text:style-name="P53"><text:span text:style-name="T4">A Hegy (1. támadás vs Tank 2):</text:span></text:p>
          <text:list>
            <text:list-item>
              <text:p text:style-name="P54"><text:span text:style-name="T4">TÉ:</text:span> 53 - 6 (S3) = <text:span text:style-name="T4">47</text:span>.</text:p>
            </text:list-item>
            <text:list-item>
              <text:p text:style-name="P54"><text:span text:style-name="T4">Dobás:</text:span> 47 + k20(12) = 59 vs VÉ 51. <text:span text:style-name="T4">TALÁLT!</text:span> (+8 különbség).</text:p>
            </text:list-item>
            <text:list-item>
              <text:p text:style-name="P54"><text:span text:style-name="T4">Tank 2 Páncéldobása (90%):</text:span> k10(9) → <text:span text:style-name="T4">Éppen NEM véd a vért!</text:span> A penge a láncing szemei közé akad.</text:p>
            </text:list-item>
            <text:list-item>
              <text:p text:style-name="P54"><text:span text:style-name="T4">Sebzés:</text:span> k20(14) + 16 + 2 (többszörös találat) = <text:span text:style-name="T4">32 SP</text:span>.</text:p>
            </text:list-item>
            <text:list-item>
              <text:p text:style-name="P54"><text:span text:style-name="T4">ÉP Sebzés:</text:span> Páncél nélkül a 32 SP a táblázat szerint <text:span text:style-name="T4">19 ÉP</text:span> sebet okoz.</text:p>
            </text:list-item>
            <text:list-item>
              <text:p text:style-name="P54"><text:span text:style-name="T4">Eredmény: Tank 2 HALOTT.</text:span></text:p>
            </text:list-item>
          </text:list>
        </text:list-item>
      </text:list>
      <text:p text:style-name="P1"/>
      <text:p text:style-name="P1">-------------</text:p>
      <text:p text:style-name="P1"/>
      <text:p text:style-name="P1"/>
      <text:p text:style-name="P1" loext:marker-style-name="T2"><text:span text:style-name="T5">Statisztikai Összegzés (A küzdelem vége)</text:span><text:span text:style-name="T5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7"><text:span text:style-name="T4">Karakter</text:span></text:p>
          </table:table-cell>
          <table:table-cell table:style-name="Table5.A1" office:value-type="string">
            <text:p text:style-name="P17"><text:span text:style-name="T4">Kezdő ÉP</text:span></text:p>
          </table:table-cell>
          <table:table-cell table:style-name="Table5.A1" office:value-type="string">
            <text:p text:style-name="P17"><text:span text:style-name="T4">Végső ÉP</text:span></text:p>
          </table:table-cell>
          <table:table-cell table:style-name="Table5.A1" office:value-type="string">
            <text:p text:style-name="P17"><text:span text:style-name="T4">Állapot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A Hegy</text:span></text:p>
          </table:table-cell>
          <table:table-cell table:style-name="Table5.A1" office:value-type="string">
            <text:p text:style-name="P1">22</text:p>
          </table:table-cell>
          <table:table-cell table:style-name="Table5.A1" office:value-type="string">
            <text:p text:style-name="P1"><text:span text:style-name="T4">8</text:span></text:p>
          </table:table-cell>
          <table:table-cell table:style-name="Table5.A1" office:value-type="string">
            <text:p text:style-name="P1"><text:span text:style-name="T4">S3 sebesült, GYŐZTES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Tank 2</text:span></text:p>
          </table:table-cell>
          <table:table-cell table:style-name="Table5.A1" office:value-type="string">
            <text:p text:style-name="P1">16</text:p>
          </table:table-cell>
          <table:table-cell table:style-name="Table5.A1" office:value-type="string">
            <text:p text:style-name="P1"><text:span text:style-name="T4">-12</text:span></text:p>
          </table:table-cell>
          <table:table-cell table:style-name="Table5.A1" office:value-type="string">
            <text:p text:style-name="P1"><text:span text:style-name="T4">HALOTT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A Falka többi tagja</text:span></text:p>
          </table:table-cell>
          <table:table-cell table:style-name="Table5.A1" office:value-type="string">
            <text:p text:style-name="P1">-</text:p>
          </table:table-cell>
          <table:table-cell table:style-name="Table5.A1" office:value-type="string">
            <text:p text:style-name="P1">-</text:p>
          </table:table-cell>
          <table:table-cell table:style-name="Table5.A1" office:value-type="string">
            <text:p text:style-name="P1"><text:span text:style-name="T4">HALOTT</text:span></text:p>
          </table:table-cell>
        </table:table-row>
      </table:table>
      <text:p text:style-name="P55"/>
      <text:p text:style-name="P1"><text:span text:style-name="T4">Konklúzió:</text:span> A Hegy 100%-os lefedettségű <text:span text:style-name="T4">lemezvértje</text:span> végül megmentette az életét. Bár a lovag zúzófegyvere (a pajzs) sebet tudott ejteni rajta az SFÉ-n keresztül is, a Nagymester brutális támadásszáma és a végzetes, páncélzatot elkerülő utolsó csapása eldöntötte a harcot. Ebben a szimulációban a <text:span text:style-name="T4">tökéletes páncélfedettség</text:span> bizonyult a legerősebb fegyvernek a túlerővel szemben.</text:p>
      <text:p text:style-name="P1">Szeretnéd, ha lemodellezném, mi történik, ha a Hegynek a győzelem után <text:span text:style-name="T4">haldokló ellenfeleivel</text:span> (pl. Tank 2-vel) szemben kell <text:span text:style-name="T4">Orvoslás</text:span> vagy <text:span text:style-name="T4">Fájdalomtűrés</text:span> próbát tennie, esetleg ki kell hallgatnia őket?</text:p>
      <text:p text:style-name="P1" loext:marker-style-name="T8"><text:span text:style-name="T8">Top of Form</text:span><text:span text:style-name="T8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14:21:50.912804300</meta:creation-date>
    <dc:date>2026-03-04T14:25:48.546372000</dc:date>
    <meta:editing-duration>PT3M59S</meta:editing-duration>
    <meta:editing-cycles>1</meta:editing-cycles>
    <meta:document-statistic meta:table-count="5" meta:image-count="0" meta:object-count="0" meta:page-count="12" meta:paragraph-count="381" meta:word-count="3783" meta:character-count="20902" meta:non-whitespace-character-count="17679"/>
    <meta:generator>LibreOffice/26.2.1.2$Windows_X86_64 LibreOffice_project/620$Build-2</meta:generator>
  </office:meta>
</office:document-meta>
</file>